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margins" style:may-break-between-rows="false"/>
    </style:style>
    <style:style style:name="Tabla1.A" style:family="table-column">
      <style:table-column-properties style:column-width="4.498cm" style:rel-column-width="16758*"/>
    </style:style>
    <style:style style:name="Tabla1.B" style:family="table-column">
      <style:table-column-properties style:column-width="13.092cm" style:rel-column-width="48777*"/>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59cm" fo:break-before="page" table:align="margins" style:may-break-between-rows="false"/>
    </style:style>
    <style:style style:name="Tabla2.A" style:family="table-column">
      <style:table-column-properties style:column-width="4.498cm" style:rel-column-width="16758*"/>
    </style:style>
    <style:style style:name="Tabla2.B" style:family="table-column">
      <style:table-column-properties style:column-width="13.092cm" style:rel-column-width="48777*"/>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59cm" fo:break-before="page" table:align="margins" style:may-break-between-rows="false"/>
    </style:style>
    <style:style style:name="Tabla3.A" style:family="table-column">
      <style:table-column-properties style:column-width="4.498cm" style:rel-column-width="16758*"/>
    </style:style>
    <style:style style:name="Tabla3.B" style:family="table-column">
      <style:table-column-properties style:column-width="13.092cm" style:rel-column-width="48777*"/>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59cm" fo:break-before="page" table:align="margins" style:may-break-between-rows="false"/>
    </style:style>
    <style:style style:name="Tabla4.A" style:family="table-column">
      <style:table-column-properties style:column-width="4.498cm" style:rel-column-width="16758*"/>
    </style:style>
    <style:style style:name="Tabla4.B" style:family="table-column">
      <style:table-column-properties style:column-width="13.092cm" style:rel-column-width="48777*"/>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59cm" fo:break-before="page" table:align="margins" style:may-break-between-rows="false"/>
    </style:style>
    <style:style style:name="Tabla5.A" style:family="table-column">
      <style:table-column-properties style:column-width="4.498cm" style:rel-column-width="16758*"/>
    </style:style>
    <style:style style:name="Tabla5.B" style:family="table-column">
      <style:table-column-properties style:column-width="13.092cm" style:rel-column-width="48777*"/>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59cm" fo:break-before="page" table:align="margins" style:may-break-between-rows="false"/>
    </style:style>
    <style:style style:name="Tabla6.A" style:family="table-column">
      <style:table-column-properties style:column-width="4.498cm" style:rel-column-width="16758*"/>
    </style:style>
    <style:style style:name="Tabla6.B" style:family="table-column">
      <style:table-column-properties style:column-width="13.092cm" style:rel-column-width="48777*"/>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59cm" fo:break-before="page" table:align="margins" style:may-break-between-rows="false"/>
    </style:style>
    <style:style style:name="Tabla7.A" style:family="table-column">
      <style:table-column-properties style:column-width="4.498cm" style:rel-column-width="16758*"/>
    </style:style>
    <style:style style:name="Tabla7.B" style:family="table-column">
      <style:table-column-properties style:column-width="13.092cm" style:rel-column-width="48777*"/>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59cm" fo:break-before="page" table:align="margins" style:may-break-between-rows="false"/>
    </style:style>
    <style:style style:name="Tabla8.A" style:family="table-column">
      <style:table-column-properties style:column-width="4.498cm" style:rel-column-width="16758*"/>
    </style:style>
    <style:style style:name="Tabla8.B" style:family="table-column">
      <style:table-column-properties style:column-width="13.092cm" style:rel-column-width="48777*"/>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59cm" fo:break-before="page" table:align="margins" style:may-break-between-rows="false"/>
    </style:style>
    <style:style style:name="Tabla9.A" style:family="table-column">
      <style:table-column-properties style:column-width="4.498cm" style:rel-column-width="16758*"/>
    </style:style>
    <style:style style:name="Tabla9.B" style:family="table-column">
      <style:table-column-properties style:column-width="13.092cm" style:rel-column-width="48777*"/>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59cm" fo:break-before="page" table:align="margins" style:may-break-between-rows="false"/>
    </style:style>
    <style:style style:name="Tabla10.A" style:family="table-column">
      <style:table-column-properties style:column-width="4.498cm" style:rel-column-width="16758*"/>
    </style:style>
    <style:style style:name="Tabla10.B" style:family="table-column">
      <style:table-column-properties style:column-width="13.092cm" style:rel-column-width="48777*"/>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7.59cm" fo:break-before="page" table:align="margins" style:may-break-between-rows="false"/>
    </style:style>
    <style:style style:name="Tabla11.A" style:family="table-column">
      <style:table-column-properties style:column-width="4.498cm" style:rel-column-width="16758*"/>
    </style:style>
    <style:style style:name="Tabla11.B" style:family="table-column">
      <style:table-column-properties style:column-width="13.092cm" style:rel-column-width="48777*"/>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none"/>
    </style:style>
    <style:style style:name="P2" style:family="paragraph" style:parent-style-name="Standard">
      <style:text-properties officeooo:paragraph-rsid="00135767"/>
    </style:style>
    <style:style style:name="P3" style:family="paragraph" style:parent-style-name="Standard">
      <style:text-properties officeooo:paragraph-rsid="00151162"/>
    </style:style>
    <style:style style:name="P4" style:family="paragraph" style:parent-style-name="Standard">
      <style:text-properties officeooo:paragraph-rsid="00172c9e"/>
    </style:style>
    <style:style style:name="P5" style:family="paragraph" style:parent-style-name="Standard">
      <style:text-properties officeooo:paragraph-rsid="001a522b"/>
    </style:style>
    <style:style style:name="P6" style:family="paragraph" style:parent-style-name="Standard">
      <style:text-properties officeooo:paragraph-rsid="001b49a8"/>
    </style:style>
    <style:style style:name="P7" style:family="paragraph" style:parent-style-name="Standard">
      <style:text-properties officeooo:paragraph-rsid="001b8878"/>
    </style:style>
    <style:style style:name="P8" style:family="paragraph" style:parent-style-name="Standard">
      <style:text-properties officeooo:paragraph-rsid="002086e2"/>
    </style:style>
    <style:style style:name="P9" style:family="paragraph" style:parent-style-name="Table_20_Contents">
      <style:text-properties officeooo:rsid="00114af6" officeooo:paragraph-rsid="00114af6"/>
    </style:style>
    <style:style style:name="P10" style:family="paragraph" style:parent-style-name="Table_20_Contents">
      <style:text-properties officeooo:rsid="00114af6" officeooo:paragraph-rsid="00135767"/>
    </style:style>
    <style:style style:name="P11" style:family="paragraph" style:parent-style-name="Table_20_Contents">
      <style:text-properties officeooo:rsid="00114af6" officeooo:paragraph-rsid="00151162"/>
    </style:style>
    <style:style style:name="P12" style:family="paragraph" style:parent-style-name="Table_20_Contents">
      <style:text-properties officeooo:rsid="00114af6" officeooo:paragraph-rsid="00172c9e"/>
    </style:style>
    <style:style style:name="P13" style:family="paragraph" style:parent-style-name="Table_20_Contents">
      <style:text-properties officeooo:rsid="00114af6" officeooo:paragraph-rsid="001a522b"/>
    </style:style>
    <style:style style:name="P14" style:family="paragraph" style:parent-style-name="Table_20_Contents">
      <style:text-properties officeooo:rsid="00114af6" officeooo:paragraph-rsid="001b49a8"/>
    </style:style>
    <style:style style:name="P15" style:family="paragraph" style:parent-style-name="Table_20_Contents">
      <style:text-properties officeooo:rsid="00114af6" officeooo:paragraph-rsid="001b8878"/>
    </style:style>
    <style:style style:name="P16" style:family="paragraph" style:parent-style-name="Table_20_Contents">
      <style:text-properties officeooo:rsid="00114af6" officeooo:paragraph-rsid="002086e2"/>
    </style:style>
    <style:style style:name="P17" style:family="paragraph" style:parent-style-name="Table_20_Contents">
      <style:paragraph-properties fo:text-align="center" style:justify-single-word="false"/>
      <style:text-properties fo:font-weight="bold" officeooo:rsid="00114af6" officeooo:paragraph-rsid="00114af6" style:font-weight-asian="bold" style:font-weight-complex="bold"/>
    </style:style>
    <style:style style:name="P18" style:family="paragraph" style:parent-style-name="Table_20_Contents">
      <style:paragraph-properties fo:text-align="center" style:justify-single-word="false"/>
      <style:text-properties fo:font-weight="bold" officeooo:rsid="00114af6" officeooo:paragraph-rsid="00135767" style:font-weight-asian="bold" style:font-weight-complex="bold"/>
    </style:style>
    <style:style style:name="P19" style:family="paragraph" style:parent-style-name="Table_20_Contents">
      <style:paragraph-properties fo:text-align="center" style:justify-single-word="false"/>
      <style:text-properties fo:font-weight="bold" officeooo:rsid="00114af6" officeooo:paragraph-rsid="00151162" style:font-weight-asian="bold" style:font-weight-complex="bold"/>
    </style:style>
    <style:style style:name="P20" style:family="paragraph" style:parent-style-name="Table_20_Contents">
      <style:paragraph-properties fo:text-align="center" style:justify-single-word="false"/>
      <style:text-properties fo:font-weight="bold" officeooo:rsid="00114af6" officeooo:paragraph-rsid="00172c9e" style:font-weight-asian="bold" style:font-weight-complex="bold"/>
    </style:style>
    <style:style style:name="P21" style:family="paragraph" style:parent-style-name="Table_20_Contents">
      <style:paragraph-properties fo:text-align="center" style:justify-single-word="false"/>
      <style:text-properties fo:font-weight="bold" officeooo:rsid="00114af6" officeooo:paragraph-rsid="001a522b" style:font-weight-asian="bold" style:font-weight-complex="bold"/>
    </style:style>
    <style:style style:name="P22" style:family="paragraph" style:parent-style-name="Table_20_Contents">
      <style:paragraph-properties fo:text-align="center" style:justify-single-word="false"/>
      <style:text-properties fo:font-weight="bold" officeooo:rsid="00114af6" officeooo:paragraph-rsid="001b49a8" style:font-weight-asian="bold" style:font-weight-complex="bold"/>
    </style:style>
    <style:style style:name="P23" style:family="paragraph" style:parent-style-name="Table_20_Contents">
      <style:paragraph-properties fo:text-align="center" style:justify-single-word="false"/>
      <style:text-properties fo:font-weight="bold" officeooo:rsid="00114af6" officeooo:paragraph-rsid="001b8878" style:font-weight-asian="bold" style:font-weight-complex="bold"/>
    </style:style>
    <style:style style:name="P24" style:family="paragraph" style:parent-style-name="Table_20_Contents">
      <style:paragraph-properties fo:text-align="center" style:justify-single-word="false"/>
      <style:text-properties fo:font-weight="bold" officeooo:rsid="00114af6" officeooo:paragraph-rsid="002086e2" style:font-weight-asian="bold" style:font-weight-complex="bold"/>
    </style:style>
    <style:style style:name="P25" style:family="paragraph" style:parent-style-name="Table_20_Contents">
      <style:text-properties fo:font-weight="bold" officeooo:rsid="00135767" officeooo:paragraph-rsid="00135767" style:font-weight-asian="bold" style:font-weight-complex="bold"/>
    </style:style>
    <style:style style:name="P26" style:family="paragraph" style:parent-style-name="Table_20_Contents">
      <style:text-properties fo:font-weight="bold" officeooo:rsid="00151162" officeooo:paragraph-rsid="00151162" style:font-weight-asian="bold" style:font-weight-complex="bold"/>
    </style:style>
    <style:style style:name="P27" style:family="paragraph" style:parent-style-name="Table_20_Contents">
      <style:text-properties fo:font-weight="bold" officeooo:rsid="0019057c" officeooo:paragraph-rsid="0019057c" style:font-weight-asian="bold" style:font-weight-complex="bold"/>
    </style:style>
    <style:style style:name="P28" style:family="paragraph" style:parent-style-name="Table_20_Contents">
      <style:text-properties fo:font-weight="bold" officeooo:rsid="001b8878" officeooo:paragraph-rsid="001b8878" style:font-weight-asian="bold" style:font-weight-complex="bold"/>
    </style:style>
    <style:style style:name="P29" style:family="paragraph" style:parent-style-name="Table_20_Contents">
      <style:text-properties fo:font-weight="bold" officeooo:rsid="00130fbd" officeooo:paragraph-rsid="00130fbd" style:font-weight-asian="bold" style:font-weight-complex="bold"/>
    </style:style>
    <style:style style:name="P30" style:family="paragraph" style:parent-style-name="Table_20_Contents">
      <style:text-properties fo:font-weight="bold" officeooo:rsid="00172c9e" officeooo:paragraph-rsid="00172c9e" style:font-weight-asian="bold" style:font-weight-complex="bold"/>
    </style:style>
    <style:style style:name="P31" style:family="paragraph" style:parent-style-name="Table_20_Contents">
      <style:text-properties fo:font-weight="bold" officeooo:rsid="002086e2" officeooo:paragraph-rsid="002086e2" style:font-weight-asian="bold" style:font-weight-complex="bold"/>
    </style:style>
    <style:style style:name="P32" style:family="paragraph" style:parent-style-name="Table_20_Contents">
      <style:text-properties officeooo:rsid="00130fbd" officeooo:paragraph-rsid="00130fbd"/>
    </style:style>
    <style:style style:name="P33" style:family="paragraph" style:parent-style-name="Table_20_Contents">
      <style:text-properties officeooo:rsid="00130fbd" officeooo:paragraph-rsid="00135767"/>
    </style:style>
    <style:style style:name="P34" style:family="paragraph" style:parent-style-name="Table_20_Contents">
      <style:text-properties officeooo:rsid="00130fbd" officeooo:paragraph-rsid="00151162"/>
    </style:style>
    <style:style style:name="P35" style:family="paragraph" style:parent-style-name="Table_20_Contents">
      <style:text-properties officeooo:rsid="00130fbd" officeooo:paragraph-rsid="00172c9e"/>
    </style:style>
    <style:style style:name="P36" style:family="paragraph" style:parent-style-name="Table_20_Contents">
      <style:text-properties officeooo:rsid="00130fbd" officeooo:paragraph-rsid="001a522b"/>
    </style:style>
    <style:style style:name="P37" style:family="paragraph" style:parent-style-name="Table_20_Contents">
      <style:text-properties officeooo:rsid="00130fbd" officeooo:paragraph-rsid="001b49a8"/>
    </style:style>
    <style:style style:name="P38" style:family="paragraph" style:parent-style-name="Table_20_Contents">
      <style:text-properties officeooo:rsid="00130fbd" officeooo:paragraph-rsid="001b8878"/>
    </style:style>
    <style:style style:name="P39" style:family="paragraph" style:parent-style-name="Table_20_Contents">
      <style:text-properties officeooo:rsid="00130fbd" officeooo:paragraph-rsid="002086e2"/>
    </style:style>
    <style:style style:name="P40" style:family="paragraph" style:parent-style-name="Table_20_Contents">
      <style:text-properties officeooo:paragraph-rsid="00135767"/>
    </style:style>
    <style:style style:name="P41" style:family="paragraph" style:parent-style-name="Table_20_Contents">
      <style:text-properties officeooo:rsid="00135767" officeooo:paragraph-rsid="00135767"/>
    </style:style>
    <style:style style:name="P42" style:family="paragraph" style:parent-style-name="Table_20_Contents">
      <style:text-properties fo:font-weight="normal" officeooo:rsid="00135767" officeooo:paragraph-rsid="00135767" style:font-weight-asian="normal" style:font-weight-complex="normal"/>
    </style:style>
    <style:style style:name="P43" style:family="paragraph" style:parent-style-name="Table_20_Contents">
      <style:text-properties fo:font-weight="normal" officeooo:rsid="00151162" officeooo:paragraph-rsid="00151162" style:font-weight-asian="normal" style:font-weight-complex="normal"/>
    </style:style>
    <style:style style:name="P44" style:family="paragraph" style:parent-style-name="Table_20_Contents">
      <style:text-properties fo:font-weight="normal" officeooo:rsid="0019057c" officeooo:paragraph-rsid="0019057c" style:font-weight-asian="normal" style:font-weight-complex="normal"/>
    </style:style>
    <style:style style:name="P45" style:family="paragraph" style:parent-style-name="Table_20_Contents">
      <style:text-properties fo:font-weight="normal" officeooo:rsid="001b49a8" officeooo:paragraph-rsid="001b49a8" style:font-weight-asian="normal" style:font-weight-complex="normal"/>
    </style:style>
    <style:style style:name="P46" style:family="paragraph" style:parent-style-name="Table_20_Contents">
      <style:text-properties fo:font-weight="normal" officeooo:rsid="001b8878" officeooo:paragraph-rsid="001b8878" style:font-weight-asian="normal" style:font-weight-complex="normal"/>
    </style:style>
    <style:style style:name="P47" style:family="paragraph" style:parent-style-name="Table_20_Contents">
      <style:text-properties fo:font-weight="normal" officeooo:rsid="001e9a34" officeooo:paragraph-rsid="001e9a34" style:font-weight-asian="normal" style:font-weight-complex="normal"/>
    </style:style>
    <style:style style:name="P48" style:family="paragraph" style:parent-style-name="Table_20_Contents">
      <style:text-properties fo:font-weight="normal" officeooo:rsid="002086e2" officeooo:paragraph-rsid="002086e2" style:font-weight-asian="normal" style:font-weight-complex="normal"/>
    </style:style>
    <style:style style:name="P49" style:family="paragraph" style:parent-style-name="Table_20_Contents">
      <style:text-properties officeooo:rsid="00151162" officeooo:paragraph-rsid="00151162"/>
    </style:style>
    <style:style style:name="P50" style:family="paragraph" style:parent-style-name="Table_20_Contents">
      <style:text-properties officeooo:paragraph-rsid="00151162"/>
    </style:style>
    <style:style style:name="P51" style:family="paragraph" style:parent-style-name="Table_20_Contents">
      <style:text-properties officeooo:paragraph-rsid="00172c9e"/>
    </style:style>
    <style:style style:name="P52" style:family="paragraph" style:parent-style-name="Table_20_Contents">
      <style:text-properties officeooo:rsid="00172c9e" officeooo:paragraph-rsid="00172c9e"/>
    </style:style>
    <style:style style:name="P53" style:family="paragraph" style:parent-style-name="Table_20_Contents">
      <style:text-properties officeooo:rsid="001a522b" officeooo:paragraph-rsid="001a522b"/>
    </style:style>
    <style:style style:name="P54" style:family="paragraph" style:parent-style-name="Table_20_Contents">
      <style:text-properties officeooo:paragraph-rsid="001a522b"/>
    </style:style>
    <style:style style:name="P55" style:family="paragraph" style:parent-style-name="Table_20_Contents">
      <style:text-properties officeooo:rsid="001b49a8" officeooo:paragraph-rsid="001b49a8"/>
    </style:style>
    <style:style style:name="P56" style:family="paragraph" style:parent-style-name="Table_20_Contents">
      <style:text-properties officeooo:paragraph-rsid="001b49a8"/>
    </style:style>
    <style:style style:name="P57" style:family="paragraph" style:parent-style-name="Table_20_Contents">
      <style:text-properties officeooo:rsid="001b8878" officeooo:paragraph-rsid="001b8878"/>
    </style:style>
    <style:style style:name="P58" style:family="paragraph" style:parent-style-name="Table_20_Contents">
      <style:text-properties officeooo:rsid="001b8878" officeooo:paragraph-rsid="001e4a77"/>
    </style:style>
    <style:style style:name="P59" style:family="paragraph" style:parent-style-name="Table_20_Contents">
      <style:text-properties officeooo:paragraph-rsid="001b8878"/>
    </style:style>
    <style:style style:name="P60" style:family="paragraph" style:parent-style-name="Table_20_Contents">
      <style:text-properties style:text-underline-style="solid" style:text-underline-width="auto" style:text-underline-color="font-color" officeooo:rsid="001b8878" officeooo:paragraph-rsid="001b8878"/>
    </style:style>
    <style:style style:name="P61" style:family="paragraph" style:parent-style-name="Table_20_Contents">
      <style:text-properties officeooo:rsid="001d3dbf" officeooo:paragraph-rsid="001d3dbf"/>
    </style:style>
    <style:style style:name="P62" style:family="paragraph" style:parent-style-name="Table_20_Contents">
      <style:text-properties officeooo:rsid="001e9a34" officeooo:paragraph-rsid="001e9a34"/>
    </style:style>
    <style:style style:name="P63" style:family="paragraph" style:parent-style-name="Table_20_Contents">
      <style:text-properties officeooo:rsid="001e9a34" officeooo:paragraph-rsid="002086e2"/>
    </style:style>
    <style:style style:name="P64" style:family="paragraph" style:parent-style-name="Table_20_Contents">
      <style:text-properties officeooo:paragraph-rsid="001e9a34"/>
    </style:style>
    <style:style style:name="P65" style:family="paragraph" style:parent-style-name="Table_20_Contents">
      <style:text-properties officeooo:rsid="002086e2" officeooo:paragraph-rsid="002086e2"/>
    </style:style>
    <style:style style:name="P66" style:family="paragraph" style:parent-style-name="Table_20_Contents">
      <style:text-properties officeooo:paragraph-rsid="002086e2"/>
    </style:style>
    <style:style style:name="P67" style:family="paragraph" style:parent-style-name="Table_20_Contents">
      <style:text-properties officeooo:rsid="002174ef" officeooo:paragraph-rsid="002174ef"/>
    </style:style>
    <style:style style:name="P68" style:family="paragraph" style:parent-style-name="Table_20_Heading">
      <style:text-properties officeooo:rsid="00114af6" officeooo:paragraph-rsid="00114af6"/>
    </style:style>
    <style:style style:name="P69" style:family="paragraph" style:parent-style-name="Table_20_Heading">
      <style:text-properties officeooo:rsid="00114af6" officeooo:paragraph-rsid="00135767"/>
    </style:style>
    <style:style style:name="P70" style:family="paragraph" style:parent-style-name="Table_20_Heading">
      <style:text-properties officeooo:rsid="00114af6" officeooo:paragraph-rsid="00151162"/>
    </style:style>
    <style:style style:name="P71" style:family="paragraph" style:parent-style-name="Table_20_Heading">
      <style:text-properties officeooo:rsid="00114af6" officeooo:paragraph-rsid="00172c9e"/>
    </style:style>
    <style:style style:name="P72" style:family="paragraph" style:parent-style-name="Table_20_Heading">
      <style:text-properties officeooo:rsid="00114af6" officeooo:paragraph-rsid="001a522b"/>
    </style:style>
    <style:style style:name="P73" style:family="paragraph" style:parent-style-name="Table_20_Heading">
      <style:text-properties officeooo:rsid="00114af6" officeooo:paragraph-rsid="001b49a8"/>
    </style:style>
    <style:style style:name="P74" style:family="paragraph" style:parent-style-name="Table_20_Heading">
      <style:text-properties officeooo:rsid="00114af6" officeooo:paragraph-rsid="001b8878"/>
    </style:style>
    <style:style style:name="P75" style:family="paragraph" style:parent-style-name="Table_20_Heading">
      <style:text-properties officeooo:rsid="00114af6" officeooo:paragraph-rsid="002086e2"/>
    </style:style>
    <style:style style:name="P76" style:family="paragraph" style:parent-style-name="Standard">
      <style:text-properties officeooo:paragraph-rsid="00233928"/>
    </style:style>
    <style:style style:name="P77" style:family="paragraph" style:parent-style-name="Table_20_Heading">
      <style:text-properties officeooo:rsid="00114af6" officeooo:paragraph-rsid="00233928"/>
    </style:style>
    <style:style style:name="P78" style:family="paragraph" style:parent-style-name="Table_20_Contents">
      <style:text-properties officeooo:rsid="001d3dbf" officeooo:paragraph-rsid="00135767"/>
    </style:style>
    <style:style style:name="P79" style:family="paragraph" style:parent-style-name="Table_20_Contents">
      <style:text-properties fo:font-weight="bold" officeooo:rsid="00151162" officeooo:paragraph-rsid="00151162" style:font-weight-asian="bold" style:font-weight-complex="bold"/>
    </style:style>
    <style:style style:name="P80" style:family="paragraph" style:parent-style-name="Table_20_Contents">
      <style:paragraph-properties fo:text-align="center" style:justify-single-word="false"/>
      <style:text-properties fo:font-weight="bold" officeooo:rsid="00114af6" officeooo:paragraph-rsid="00233928" style:font-weight-asian="bold" style:font-weight-complex="bold"/>
    </style:style>
    <style:style style:name="P81" style:family="paragraph" style:parent-style-name="Table_20_Contents">
      <style:text-properties fo:font-weight="bold" officeooo:rsid="00233928" officeooo:paragraph-rsid="00233928" style:font-weight-asian="bold" style:font-weight-complex="bold"/>
    </style:style>
    <style:style style:name="P82" style:family="paragraph" style:parent-style-name="Table_20_Contents">
      <style:text-properties officeooo:rsid="001e9a34" officeooo:paragraph-rsid="00233928"/>
    </style:style>
    <style:style style:name="P83" style:family="paragraph" style:parent-style-name="Table_20_Contents">
      <style:text-properties officeooo:rsid="00114af6" officeooo:paragraph-rsid="00233928"/>
    </style:style>
    <style:style style:name="P84" style:family="paragraph" style:parent-style-name="Table_20_Contents">
      <style:text-properties officeooo:rsid="00151162" officeooo:paragraph-rsid="00233928"/>
    </style:style>
    <style:style style:name="P85" style:family="paragraph" style:parent-style-name="Table_20_Contents">
      <style:text-properties fo:font-weight="normal" officeooo:rsid="00233928" officeooo:paragraph-rsid="00233928" style:font-weight-asian="normal" style:font-weight-complex="normal"/>
    </style:style>
    <style:style style:name="P86" style:family="paragraph" style:parent-style-name="Table_20_Contents">
      <style:text-properties officeooo:rsid="00130fbd" officeooo:paragraph-rsid="00233928"/>
    </style:style>
    <style:style style:name="P87" style:family="paragraph" style:parent-style-name="Table_20_Contents">
      <style:text-properties officeooo:paragraph-rsid="00233928"/>
    </style:style>
    <style:style style:name="P88" style:family="paragraph" style:parent-style-name="Table_20_Contents">
      <style:text-properties officeooo:rsid="00233928" officeooo:paragraph-rsid="00233928"/>
    </style:style>
    <style:style style:name="T1" style:family="text">
      <style:text-properties fo:font-weight="bold" style:font-weight-asian="bold" style:font-weight-complex="bold"/>
    </style:style>
    <style:style style:name="T2" style:family="text">
      <style:text-properties fo:font-weight="bold" officeooo:rsid="001e9a34" style:font-weight-asian="bold" style:font-weight-complex="bold"/>
    </style:style>
    <style:style style:name="T3" style:family="text">
      <style:text-properties officeooo:rsid="00135767"/>
    </style:style>
    <style:style style:name="T4" style:family="text">
      <style:text-properties fo:font-weight="normal" style:font-weight-asian="normal" style:font-weight-complex="normal"/>
    </style:style>
    <style:style style:name="T5" style:family="text">
      <style:text-properties fo:font-weight="normal" officeooo:rsid="001e9a34" style:font-weight-asian="normal" style:font-weight-complex="normal"/>
    </style:style>
    <style:style style:name="T6" style:family="text">
      <style:text-properties officeooo:rsid="0019057c"/>
    </style:style>
    <style:style style:name="T7" style:family="text">
      <style:text-properties officeooo:rsid="001a522b"/>
    </style:style>
    <style:style style:name="T8" style:family="text">
      <style:text-properties officeooo:rsid="001b49a8"/>
    </style:style>
    <style:style style:name="T9" style:family="text">
      <style:text-properties officeooo:rsid="001d3dbf"/>
    </style:style>
    <style:style style:name="T10" style:family="text">
      <style:text-properties officeooo:rsid="001da38f"/>
    </style:style>
    <style:style style:name="T11" style:family="text">
      <style:text-properties officeooo:rsid="001e4a77"/>
    </style:style>
    <style:style style:name="T12" style:family="text">
      <style:text-properties officeooo:rsid="002086e2"/>
    </style:style>
    <style:style style:name="T13" style:family="text">
      <style:text-properties officeooo:rsid="002174ef"/>
    </style:style>
    <style:style style:name="T14" style:family="text">
      <style:text-properties officeooo:rsid="00233f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table-cell table:style-name="Tabla1.A1" table:number-columns-spanned="2" office:value-type="string">
            <text:p text:style-name="P68">REGISTRO DE ARTÍCULO</text:p>
          </table:table-cell>
          <table:covered-table-cell/>
        </table:table-row>
        <table:table-row>
          <table:table-cell table:style-name="Tabla1.A2" office:value-type="string">
            <text:p text:style-name="P62">NÚMERO</text:p>
          </table:table-cell>
          <table:table-cell table:style-name="Tabla1.B2" office:value-type="string">
            <text:p text:style-name="P62">1</text:p>
          </table:table-cell>
        </table:table-row>
        <table:table-row>
          <table:table-cell table:style-name="Tabla1.A2" office:value-type="string">
            <text:p text:style-name="P9">CATEGORÍA</text:p>
          </table:table-cell>
          <table:table-cell table:style-name="Tabla1.B2" office:value-type="string">
            <text:p text:style-name="P32">Serious Games</text:p>
          </table:table-cell>
        </table:table-row>
        <table:table-row>
          <table:table-cell table:style-name="Tabla1.A2" office:value-type="string">
            <text:p text:style-name="P9">TÍTULO</text:p>
          </table:table-cell>
          <table:table-cell table:style-name="Tabla1.B2" office:value-type="string">
            <text:p text:style-name="P29">A game-based Learning Approach to Road Safety: The Code Everand</text:p>
            <text:p text:style-name="P32"/>
            <text:p text:style-name="P41">Un juego enfocado en el aprendizaje de de seguridad vial: El Código de Everand</text:p>
          </table:table-cell>
        </table:table-row>
        <table:table-row>
          <table:table-cell table:style-name="Tabla1.A2" office:value-type="string">
            <text:p text:style-name="P9">AÑO PUBLICACIÓN</text:p>
          </table:table-cell>
          <table:table-cell table:style-name="Tabla1.B2" office:value-type="string">
            <text:p text:style-name="P32">2014</text:p>
          </table:table-cell>
        </table:table-row>
        <table:table-row>
          <table:table-cell table:style-name="Tabla1.A2" office:value-type="string">
            <text:p text:style-name="P9">PALABRAS CLAVE (KEYWORDS)</text:p>
          </table:table-cell>
          <table:table-cell table:style-name="Tabla1.B2" office:value-type="string">
            <text:p text:style-name="P32">Game-Based interfaces; road safety; gamification; attitudianl change; e-learning; serious games.</text:p>
          </table:table-cell>
        </table:table-row>
        <table:table-row>
          <table:table-cell table:style-name="Tabla1.A2" office:value-type="string">
            <text:p text:style-name="P9">ABSTRACT</text:p>
          </table:table-cell>
          <table:table-cell table:style-name="Tabla1.B2" office:value-type="string">
            <text:p text:style-name="P32">Game and <text:span text:style-name="T1">gamification elements are increasingly</text:span> seeing</text:p>
            <text:p text:style-name="P32">use as part of interface <text:span text:style-name="T1">designs for applications</text:span> seeking to</text:p>
            <text:p text:style-name="P32">engage and retain users whilst <text:span text:style-name="T1">transferring information</text:span>.</text:p>
            <text:p text:style-name="P32">This paper presents an evaluation of a game-based approach</text:p>
            <text:p text:style-name="P32">seeking to improve the road safety behaviour amongst</text:p>
            <text:p text:style-name="P32">children aged 9-15 within the UK, made available outside</text:p>
            <text:p text:style-name="P32">of a classroom context as an online, browser-based, free-to-</text:p>
            <text:p text:style-name="P32">play game. The paper reports on <text:span text:style-name="T1">data for 99,683 players</text:span></text:p>
            <text:p text:style-name="P32">over 315,882 discrete logins, supplemented by results from</text:p>
            <text:p text:style-name="P32">a nationally-representative survey of children at UK schools</text:p>
            <text:p text:style-name="P32">(n=1,108), an incentivized survey of the player-base</text:p>
            <text:p text:style-name="P32">(n=1,028), and qualitative data obtained through a series of</text:p>
            <text:p text:style-name="P32">one-to-one interviews aged 9-14 (n=28). Analysis</text:p>
            <text:p text:style-name="P32">demonstrates the reach of the game to its target</text:p>
            <text:p text:style-name="P32">demographic, with 88.13% of players within the UK. A</text:p>
            <text:p text:style-name="P32">3.94 male/female ratio was observed amongst players</text:p>
            <text:p text:style-name="P32">surveyed, with an age distribution across the target range of</text:p>
            <text:p text:style-name="P32">9-15. Noting mean and median playtimes of 93 and 31</text:p>
            <text:p text:style-name="P32">minutes (n=99,683), it is suggested such an approach to</text:p>
            <text:p text:style-name="P32">user engagement and retention can surpass typical contact</text:p>
            <text:p text:style-name="P32">times obtained through other forms of web-based content.</text:p>
            <text:p text:style-name="P32">The size of the player-base attracted to the game and</text:p>
            <text:p text:style-name="P32">players' qualitative feedback <text:span text:style-name="T1">demonstrates the potential for</text:span></text:p>
            <text:p text:style-name="P32"><text:span text:style-name="T1">serious games </text:span>deployed on a national scale.</text:p>
          </table:table-cell>
        </table:table-row>
        <table:table-row>
          <table:table-cell table:style-name="Tabla1.A2" office:value-type="string">
            <text:p text:style-name="P9">NOTAS ACERCA DEL ABSTRACT</text:p>
          </table:table-cell>
          <table:table-cell table:style-name="Tabla1.B2" office:value-type="string">
            <text:p text:style-name="P32"><text:span text:style-name="T9">Explica que</text:span> los juegos serios pueden lograr un impacto mayor del esperado para formalizar la educación fuera del aula de clases, durante el desarrollo se <text:s/>realizaron entrevistas a los individuos participante en este caso a los niños que formaron parte del juego. <text:span text:style-name="T9">Demostraron el potencial de los juegos serios.</text:span></text:p>
          </table:table-cell>
        </table:table-row>
        <table:table-row>
          <table:table-cell table:style-name="Tabla1.B2" table:number-columns-spanned="2" office:value-type="string">
            <text:p text:style-name="P17">EXTRACCIÓN DE LA INFORMACIÓN</text:p>
          </table:table-cell>
          <table:covered-table-cell/>
        </table:table-row>
        <table:table-row>
          <table:table-cell table:style-name="Tabla1.A2" office:value-type="string">
            <text:p text:style-name="P32">RESUMEN DE SECCIONES</text:p>
          </table:table-cell>
          <table:table-cell table:style-name="Tabla1.B2" office:value-type="string">
            <text:p text:style-name="P32">INTRODUCCIÓN</text:p>
            <text:p text:style-name="P32"/>
            <text:p text:style-name="P32">BACKGROUND</text:p>
            <text:p text:style-name="P32"/>
            <text:p text:style-name="P32">EL CÓDIGO DE “EVERANT”</text:p>
            <text:p text:style-name="P32"><text:soft-page-break/></text:p>
            <text:p text:style-name="P32">MÉTODO</text:p>
            <text:p text:style-name="P32"/>
            <text:p text:style-name="P32">RESULTADOS</text:p>
            <text:p text:style-name="P32"/>
            <text:p text:style-name="P32">CAPACITACIÓN Y ALCANCE</text:p>
            <text:p text:style-name="P32"/>
            <text:p text:style-name="P32">PERSPECTIVA DE LOS JUGADORES</text:p>
            <text:p text:style-name="P32"/>
            <text:p text:style-name="P32">DISCUSIÓN</text:p>
            <text:p text:style-name="P32"/>
            <text:p text:style-name="P32">CONCLUSIÓN</text:p>
            <text:p text:style-name="P32"/>
          </table:table-cell>
        </table:table-row>
        <table:table-row>
          <table:table-cell table:style-name="Tabla1.A2" office:value-type="string">
            <text:p text:style-name="P9">TÉCNICAS, MÉTODOS, APLICACIONES; IMPLEMENTADAS</text:p>
          </table:table-cell>
          <table:table-cell table:style-name="Tabla1.B2" office:value-type="string">
            <text:p text:style-name="Table_20_Contents"/>
          </table:table-cell>
        </table:table-row>
        <table:table-row>
          <table:table-cell table:style-name="Tabla1.A2" office:value-type="string">
            <text:p text:style-name="P9">NOTAS ADICIONALES</text:p>
          </table:table-cell>
          <table:table-cell table:style-name="Tabla1.B2" office:value-type="string">
            <text:p text:style-name="Table_20_Contents"/>
          </table:table-cell>
        </table:table-row>
      </table:table>
      <text:p text:style-name="P1"/>
      <table:table table:name="Tabla2" table:style-name="Tabla2">
        <table:table-column table:style-name="Tabla2.A"/>
        <table:table-column table:style-name="Tabla2.B"/>
        <table:table-row>
          <table:table-cell table:style-name="Tabla2.A1" table:number-columns-spanned="2" office:value-type="string">
            <text:p text:style-name="P69">REGISTRO DE ARTÍCULO</text:p>
          </table:table-cell>
          <table:covered-table-cell/>
        </table:table-row>
        <table:table-row>
          <table:table-cell table:style-name="Tabla2.A2" office:value-type="string">
            <text:p text:style-name="P62">NÚMERO</text:p>
          </table:table-cell>
          <table:table-cell table:style-name="Tabla2.B2" office:value-type="string">
            <text:p text:style-name="P62">2</text:p>
          </table:table-cell>
        </table:table-row>
        <table:table-row>
          <table:table-cell table:style-name="Tabla2.A2" office:value-type="string">
            <text:p text:style-name="P10">CATEGORÍA</text:p>
          </table:table-cell>
          <table:table-cell table:style-name="Tabla2.B2" office:value-type="string">
            <text:p text:style-name="P41">Gamification – Education</text:p>
          </table:table-cell>
        </table:table-row>
        <table:table-row>
          <table:table-cell table:style-name="Tabla2.A2" office:value-type="string">
            <text:p text:style-name="P10">TÍTULO</text:p>
          </table:table-cell>
          <table:table-cell table:style-name="Tabla2.B2" office:value-type="string">
            <text:p text:style-name="P25">A systematic mapping on Gamification Applied to Education</text:p>
            <text:p text:style-name="P41">Mapeo Sistemático en gamificación aplicada a la educación.</text:p>
          </table:table-cell>
        </table:table-row>
        <table:table-row>
          <table:table-cell table:style-name="Tabla2.A2" office:value-type="string">
            <text:p text:style-name="P10">AÑO PUBLICACIÓN</text:p>
          </table:table-cell>
          <table:table-cell table:style-name="Tabla2.B2" office:value-type="string">
            <text:p text:style-name="P33">2014</text:p>
          </table:table-cell>
        </table:table-row>
        <table:table-row>
          <table:table-cell table:style-name="Tabla2.A2" office:value-type="string">
            <text:p text:style-name="P10">PALABRAS CLAVE (KEYWORDS)</text:p>
          </table:table-cell>
          <table:table-cell table:style-name="Tabla2.B2" office:value-type="string">
            <text:p text:style-name="P41">Gamification, education, systematic mapping, survey, literature review, persuasive computing, motivation, engagement (compromiso)</text:p>
          </table:table-cell>
        </table:table-row>
        <table:table-row>
          <table:table-cell table:style-name="Tabla2.A2" office:value-type="string">
            <text:p text:style-name="P10">ABSTRACT</text:p>
          </table:table-cell>
          <table:table-cell table:style-name="Tabla2.B2" office:value-type="string">
            <text:p text:style-name="P41">Gamification is a <text:span text:style-name="T1">term that refers to the use of game elements in</text:span></text:p>
            <text:p text:style-name="P41"><text:span text:style-name="T1">non-game contexts</text:span> with the goal of <text:span text:style-name="T1">engaging people in a variety of</text:span></text:p>
            <text:p text:style-name="P41"><text:span text:style-name="T1">tasks</text:span>. There is a growing interest in gamification as well as its</text:p>
            <text:p text:style-name="P41">applications and implications in the field of Education since it</text:p>
            <text:p text:style-name="P25">provides an alternative to engage and motivate students during the</text:p>
            <text:p text:style-name="P41"><text:span text:style-name="T1">process of learning</text:span>. Despite this increasing interest, to the <text:span text:style-name="T1">best of</text:span></text:p>
            <text:p text:style-name="P41"><text:span text:style-name="T1">our knowledge</text:span>, there are no studies that cover and classify the types</text:p>
            <text:p text:style-name="P41">of research being published and the most investigated topics in the</text:p>
            <text:p text:style-name="P41">area. As a first step towards bridging this gap, we carried out a</text:p>
            <text:p text:style-name="P41">systematic mapping to synthesize an overview of the area. We went</text:p>
            <text:p text:style-name="P41">through 357 papers on gamification. Among them, 48 were related</text:p>
            <text:p text:style-name="P41">to education and only 26 met the criteria for inclusion and exclusion</text:p>
            <text:p text:style-name="P41">of articles defined in this study. These 26 papers were selected and</text:p>
            <text:p text:style-name="P41">categorized according to their contribution. As a result, we provide</text:p>
            <text:p text:style-name="P41">an overview of the area. <text:span text:style-name="T1">Such an overview suggests that most</text:span></text:p>
            <text:p text:style-name="P25">studies focus on investigating how gamification can be used to</text:p>
            <text:p text:style-name="P25">motivate students, improve their skills, and maximize learning.</text:p>
          </table:table-cell>
        </table:table-row>
        <table:table-row>
          <table:table-cell table:style-name="Tabla2.A2" office:value-type="string">
            <text:p text:style-name="P10">NOTAS ACERCA DEL ABSTRACT</text:p>
          </table:table-cell>
          <table:table-cell table:style-name="Tabla2.B2" office:value-type="string">
            <text:p text:style-name="P61">Explica el uso de elementos de juegos en contexto de no juegos, llamando la atención de las personas en una variedad de tareas. Estudia una alternativa de un compromiso y motivación de los estudiantes durante el <text:s/>proceso de aprendizaje. El estudio se enfoca en investigar como la Gamificación puede ser usada para motivar a los estudiantes a mejorar sus habilidades y maximizar su aprendizaje.</text:p>
          </table:table-cell>
        </table:table-row>
        <table:table-row>
          <table:table-cell table:style-name="Tabla2.B2" table:number-columns-spanned="2" office:value-type="string">
            <text:p text:style-name="P18">EXTRACCIÓN DE LA INFORMACIÓN</text:p>
          </table:table-cell>
          <table:covered-table-cell/>
        </table:table-row>
        <table:table-row>
          <table:table-cell table:style-name="Tabla2.A2" office:value-type="string">
            <text:p text:style-name="P33">RESUMEN DE SECCIONES</text:p>
          </table:table-cell>
          <table:table-cell table:style-name="Tabla2.B2" office:value-type="string">
            <text:p text:style-name="P33">INTRODUCCIÓN</text:p>
            <text:p text:style-name="P33"/>
            <text:p text:style-name="P33">BACKGROUND</text:p>
            <text:p text:style-name="P33"/>
            <text:p text:style-name="P78">EL PROCESO DEL MAPEO SISTEMÁTICO</text:p>
            <text:p text:style-name="P41"/>
            <text:p text:style-name="P61">ANÁLISIS</text:p>
            <text:p text:style-name="P41"/>
            <text:p text:style-name="P41">AMENAZAS A LA VALIDEZ</text:p>
            <text:p text:style-name="P41"/>
            <text:p text:style-name="P41">OBSERVACIONES FINALES (CONCLUSIONES)</text:p>
            <text:p text:style-name="P41"/>
          </table:table-cell>
        </table:table-row>
        <text:soft-page-break/>
        <table:table-row>
          <table:table-cell table:style-name="Tabla2.A2" office:value-type="string">
            <text:p text:style-name="P10">TÉCNICAS, MÉTODOS, APLICACIONES; IMPLEMENTADAS</text:p>
          </table:table-cell>
          <table:table-cell table:style-name="Tabla2.B2" office:value-type="string">
            <text:p text:style-name="P40"/>
          </table:table-cell>
        </table:table-row>
        <table:table-row>
          <table:table-cell table:style-name="Tabla2.A2" office:value-type="string">
            <text:p text:style-name="P10">NOTAS ADICIONALES</text:p>
          </table:table-cell>
          <table:table-cell table:style-name="Tabla2.B2" office:value-type="string">
            <text:p text:style-name="P40"/>
          </table:table-cell>
        </table:table-row>
      </table:table>
      <text:p text:style-name="P2"/>
      <table:table table:name="Tabla3" table:style-name="Tabla3">
        <table:table-column table:style-name="Tabla3.A"/>
        <table:table-column table:style-name="Tabla3.B"/>
        <table:table-row>
          <table:table-cell table:style-name="Tabla3.A1" table:number-columns-spanned="2" office:value-type="string">
            <text:p text:style-name="P69">REGISTRO DE ARTÍCULO</text:p>
          </table:table-cell>
          <table:covered-table-cell/>
        </table:table-row>
        <table:table-row>
          <table:table-cell table:style-name="Tabla3.A2" office:value-type="string">
            <text:p text:style-name="P62">NÚMERO</text:p>
          </table:table-cell>
          <table:table-cell table:style-name="Tabla3.B2" office:value-type="string">
            <text:p text:style-name="P62">3</text:p>
          </table:table-cell>
        </table:table-row>
        <table:table-row>
          <table:table-cell table:style-name="Tabla3.A2" office:value-type="string">
            <text:p text:style-name="P10">CATEGORÍA</text:p>
          </table:table-cell>
          <table:table-cell table:style-name="Tabla3.B2" office:value-type="string">
            <text:p text:style-name="P41">Gamification – Learning</text:p>
          </table:table-cell>
        </table:table-row>
        <table:table-row>
          <table:table-cell table:style-name="Tabla3.A2" office:value-type="string">
            <text:p text:style-name="P10">TÍTULO</text:p>
          </table:table-cell>
          <table:table-cell table:style-name="Tabla3.B2" office:value-type="string">
            <text:p text:style-name="P25">Does Gamification Work for Boys and Girls? An Exploratory Study with a Virtual Learning Enviroment</text:p>
            <text:p text:style-name="P41"/>
            <text:p text:style-name="P41"><text:span text:style-name="T9">La </text:span>gamificación <text:span text:style-name="T9">trabaja </text:span>en niños y niñas? Un estudio exploratorio con un ambiente virtual de aprendizaje.</text:p>
          </table:table-cell>
        </table:table-row>
        <table:table-row>
          <table:table-cell table:style-name="Tabla3.A2" office:value-type="string">
            <text:p text:style-name="P10">AÑO PUBLICACIÓN</text:p>
          </table:table-cell>
          <table:table-cell table:style-name="Tabla3.B2" office:value-type="string">
            <text:p text:style-name="P33">201<text:span text:style-name="T3">5</text:span></text:p>
          </table:table-cell>
        </table:table-row>
        <table:table-row>
          <table:table-cell table:style-name="Tabla3.A2" office:value-type="string">
            <text:p text:style-name="P10">PALABRAS CLAVE (KEYWORDS)</text:p>
          </table:table-cell>
          <table:table-cell table:style-name="Tabla3.B2" office:value-type="string">
            <text:p text:style-name="P41">E-Learning, Gamification, gender difference, gaming the system</text:p>
          </table:table-cell>
        </table:table-row>
        <table:table-row>
          <table:table-cell table:style-name="Tabla3.A2" office:value-type="string">
            <text:p text:style-name="P10">ABSTRACT</text:p>
          </table:table-cell>
          <table:table-cell table:style-name="Tabla3.B2" office:value-type="string">
            <text:p text:style-name="P42">The development and use of <text:span text:style-name="T1">Virtual Learning Environments</text:span></text:p>
            <text:p text:style-name="P42">(VLE) <text:span text:style-name="T1">has increased </text:span>considerably over the <text:span text:style-name="T1">past decades</text:span>.</text:p>
            <text:p text:style-name="P42">Following that trend, many <text:span text:style-name="T1">research findings </text:span>have <text:span text:style-name="T1">shown </text:span>the</text:p>
            <text:p text:style-name="P42"><text:span text:style-name="T1">benefits of using VLE </text:span>during the <text:span text:style-name="T1">learning process</text:span>. Nevertheless,</text:p>
            <text:p text:style-name="P42">there are important problems that hinder their use requiring</text:p>
            <text:p text:style-name="P42">further investigation. Among them, <text:span text:style-name="T1">one of the main problems is</text:span></text:p>
            <text:p text:style-name="P42"><text:span text:style-name="T1">the inappropriate use of these systems by students</text:span>. The <text:span text:style-name="T1">boredom,</text:span></text:p>
            <text:p text:style-name="P42"><text:span text:style-name="T1">lack of interest, monotony, lack of motivation</text:span>, among other</text:p>
            <text:p text:style-name="P42">factors, ultimately causes students to behave inappropriately and</text:p>
            <text:p text:style-name="P42">lead them to a lower performance. In this context, the proposed</text:p>
            <text:p text:style-name="P42">study investigates whether it is possible to <text:span text:style-name="T1">reduce undesirable</text:span></text:p>
            <text:p text:style-name="P42"><text:span text:style-name="T1">behaviors and increase performance </text:span>of students through the use of</text:p>
            <text:p text:style-name="P42">game mechanics (i.e. gamification). We develop a VLE, E-Game,</text:p>
            <text:p text:style-name="P42">that can turn on/off several game mechanics, such as points,</text:p>
            <text:p text:style-name="P42">badges, levels and so on. A case study <text:span text:style-name="T1">was conducted with two</text:span></text:p>
            <text:p text:style-name="P42"><text:span text:style-name="T1">groups of students </text:span>to investigate their behavior during their</text:p>
            <text:p text:style-name="P42">interaction with E-Game <text:span text:style-name="T1">with and without gamification</text:span>. The</text:p>
            <text:p text:style-name="P42">results indicate that <text:span text:style-name="T1">the gamification </text:span>implemented by E-Game</text:p>
            <text:p text:style-name="P25">contributed to improve student performance in the case of boys.</text:p>
            <text:p text:style-name="P42">Yet, improvement was not observed in the case of girls.</text:p>
            <text:p text:style-name="P42">Furthermore, it was not possible to conclude whether the use of</text:p>
            <text:p text:style-name="P42">gamification helps to prevent inappropriate student behavior, and</text:p>
            <text:p text:style-name="P42">therefore, further studies and experiments are needed.</text:p>
          </table:table-cell>
        </table:table-row>
        <table:table-row>
          <table:table-cell table:style-name="Tabla3.A2" office:value-type="string">
            <text:p text:style-name="P10">NOTAS ACERCA DEL ABSTRACT</text:p>
          </table:table-cell>
          <table:table-cell table:style-name="Tabla3.B2" office:value-type="string">
            <text:p text:style-name="P78">Muestra los resultados de la aplicación de técnicas de gamificaión para combatir los problemas de los estudiantes en el aprendizaje. La Implementación de las técnicas de gamificación tienen como objetivo reducir los problemas de comportamiento e incrementar el rendimiento de aprendizaje por parte del estudiante. El estudio se aplicó a un grupo de dos estudiantes con y sin gamificación. El resultado muestra que la gamificación logró mejores resultados en el caso del grupo de los niños. </text:p>
          </table:table-cell>
        </table:table-row>
        <table:table-row>
          <table:table-cell table:style-name="Tabla3.B2" table:number-columns-spanned="2" office:value-type="string">
            <text:p text:style-name="P18">EXTRACCIÓN DE LA INFORMACIÓN</text:p>
          </table:table-cell>
          <table:covered-table-cell/>
        </table:table-row>
        <table:table-row>
          <table:table-cell table:style-name="Tabla3.A2" office:value-type="string">
            <text:p text:style-name="P33">RESUMEN DE SECCIONES</text:p>
          </table:table-cell>
          <table:table-cell table:style-name="Tabla3.B2" office:value-type="string">
            <text:p text:style-name="P33">INTRODUCCIÓN</text:p>
            <text:p text:style-name="P33"/>
            <text:p text:style-name="P41">TRABAJO REALIZADO</text:p>
            <text:p text:style-name="P41"><text:soft-page-break/></text:p>
            <text:p text:style-name="P41">EVALUACIÓN DE LA GAMIFICACIÓN </text:p>
            <text:p text:style-name="P41"/>
            <text:p text:style-name="P41">DESARROLLO DEL JUEGO</text:p>
            <text:p text:style-name="P41"/>
            <text:p text:style-name="P41">EXPERIMENTO</text:p>
            <text:p text:style-name="P41"/>
            <text:p text:style-name="P41">CONCLUSIONES</text:p>
            <text:p text:style-name="P41"/>
          </table:table-cell>
        </table:table-row>
        <table:table-row>
          <table:table-cell table:style-name="Tabla3.A2" office:value-type="string">
            <text:p text:style-name="P10">TÉCNICAS, MÉTODOS, APLICACIONES; IMPLEMENTADAS</text:p>
          </table:table-cell>
          <table:table-cell table:style-name="Tabla3.B2" office:value-type="string">
            <text:p text:style-name="P40"/>
          </table:table-cell>
        </table:table-row>
        <table:table-row>
          <table:table-cell table:style-name="Tabla3.A2" office:value-type="string">
            <text:p text:style-name="P10">NOTAS ADICIONALES</text:p>
          </table:table-cell>
          <table:table-cell table:style-name="Tabla3.B2" office:value-type="string">
            <text:p text:style-name="P40"/>
          </table:table-cell>
        </table:table-row>
      </table:table>
      <text:p text:style-name="P2"/>
      <table:table table:name="Tabla4" table:style-name="Tabla4">
        <table:table-column table:style-name="Tabla4.A"/>
        <table:table-column table:style-name="Tabla4.B"/>
        <table:table-row>
          <table:table-cell table:style-name="Tabla4.A1" table:number-columns-spanned="2" office:value-type="string">
            <text:p text:style-name="P69">REGISTRO DE ARTÍCULO</text:p>
          </table:table-cell>
          <table:covered-table-cell/>
        </table:table-row>
        <table:table-row>
          <table:table-cell table:style-name="Tabla4.A2" office:value-type="string">
            <text:p text:style-name="P62">NÚMERO</text:p>
          </table:table-cell>
          <table:table-cell table:style-name="Tabla4.B2" office:value-type="string">
            <text:p text:style-name="P62">4</text:p>
          </table:table-cell>
        </table:table-row>
        <table:table-row>
          <table:table-cell table:style-name="Tabla4.A2" office:value-type="string">
            <text:p text:style-name="P10">CATEGORÍA</text:p>
          </table:table-cell>
          <table:table-cell table:style-name="Tabla4.B2" office:value-type="string">
            <text:p text:style-name="P49">Gamification – Learning</text:p>
          </table:table-cell>
        </table:table-row>
        <table:table-row>
          <table:table-cell table:style-name="Tabla4.A2" office:value-type="string">
            <text:p text:style-name="P10">TÍTULO</text:p>
          </table:table-cell>
          <table:table-cell table:style-name="Tabla4.B2" office:value-type="string">
            <text:p text:style-name="P26">Gamification for Learning 3D Computer Graphics Arts</text:p>
            <text:p text:style-name="P49">Gamificaion para el Aprendizaje de Artes Gráficas <text:span text:style-name="T9">3D </text:span>por Computadora</text:p>
          </table:table-cell>
        </table:table-row>
        <table:table-row>
          <table:table-cell table:style-name="Tabla4.A2" office:value-type="string">
            <text:p text:style-name="P10">AÑO PUBLICACIÓN</text:p>
          </table:table-cell>
          <table:table-cell table:style-name="Tabla4.B2" office:value-type="string">
            <text:p text:style-name="P49">2013</text:p>
          </table:table-cell>
        </table:table-row>
        <table:table-row>
          <table:table-cell table:style-name="Tabla4.A2" office:value-type="string">
            <text:p text:style-name="P10">PALABRAS CLAVE (KEYWORDS)</text:p>
          </table:table-cell>
          <table:table-cell table:style-name="Tabla4.B2" office:value-type="string">
            <text:p text:style-name="P49">Gamification, Problem based Learning, Quest Users Learning, Engage, 3D Education, web GL.</text:p>
          </table:table-cell>
        </table:table-row>
        <table:table-row>
          <table:table-cell table:style-name="Tabla4.A2" office:value-type="string">
            <text:p text:style-name="P10">ABSTRACT</text:p>
          </table:table-cell>
          <table:table-cell table:style-name="Tabla4.B2" office:value-type="string">
            <text:p text:style-name="P26"><text:span text:style-name="T4">This paper describes the use of </text:span>gamification <text:span text:style-name="T4">in a classroom for</text:span></text:p>
            <text:p text:style-name="P26"><text:span text:style-name="T4">higher education, specifically </text:span>for university students<text:span text:style-name="T4">. Our goal is</text:span></text:p>
            <text:p text:style-name="P26">achieve a major increase <text:span text:style-name="T4">in student </text:span>motivation <text:span text:style-name="T4">and engagement</text:span></text:p>
            <text:p text:style-name="P26"><text:span text:style-name="T4">through </text:span>various technologies and learning methodologies based</text:p>
            <text:p text:style-name="P26">on game mechanics called gamification <text:span text:style-name="T4">[1-2].</text:span></text:p>
            <text:p text:style-name="P26">Gamification <text:span text:style-name="T4">is </text:span>used <text:span text:style-name="T4">to engage students </text:span>in the learning process <text:span text:style-name="T4">[3]</text:span></text:p>
            <text:p text:style-name="P26"><text:span text:style-name="T4">and stretch their retention of </text:span>the knowledge and skills received</text:p>
            <text:p text:style-name="P26"><text:span text:style-name="T4">beyond a single lecture [4]. This study adds </text:span>Problem-Based</text:p>
            <text:p text:style-name="P26">Learning <text:span text:style-name="T4">(PBL) and </text:span>Quest-Based Learning <text:span text:style-name="T4">(QBL) to students’</text:span></text:p>
            <text:p text:style-name="P43">collaborative work, and mixes teacher support with new,</text:p>
            <text:p text:style-name="P43">accessible technology, such as virtual environments and</text:p>
            <text:p text:style-name="P43">visualization 3D on the web thanks to webGL.</text:p>
            <text:p text:style-name="P26"><text:span text:style-name="T4">Understanding the role of </text:span>gamification <text:span text:style-name="T4">in education means</text:span></text:p>
            <text:p text:style-name="P26"><text:span text:style-name="T4">understanding under what circumstances </text:span>game elements can drive</text:p>
            <text:p text:style-name="P26">a student’s learning <text:span text:style-name="T4">behavior so that he or she may </text:span>achieve better</text:p>
            <text:p text:style-name="P26">results in the learning process<text:span text:style-name="T4">.</text:span></text:p>
          </table:table-cell>
        </table:table-row>
        <table:table-row>
          <table:table-cell table:style-name="Tabla4.A2" office:value-type="string">
            <text:p text:style-name="P10">NOTAS ACERCA DEL ABSTRACT</text:p>
          </table:table-cell>
          <table:table-cell table:style-name="Tabla4.B2" office:value-type="string">
            <text:p text:style-name="P49"><text:span text:style-name="T9">D</text:span>escribe el uso de la gamificación para estudiantes de universidad, <text:span text:style-name="T9">c</text:span>on el objetivo de lograr y mejorar su motivación parar el aprendizaje, por medio del uso de tecnologías y métodos de aprendizaje basadas en mecanismos de juego llamadas gamificación.</text:p>
            <text:p text:style-name="P49">El proceso de gamificación es usado en el proceso de aprendizaje para recibir conocimiento y habilidades.</text:p>
            <text:p text:style-name="P49">El estudio agrega los problemas basados en aprendizaje y búsquedas basadas en aprendizaje. </text:p>
            <text:p text:style-name="P49">Los elementos de la gamificación pueden conducir al aprendizaje de los <text:span text:style-name="T9">estudiantes</text:span>, y lograr mejores resultados en el proceso de aprendizaje. </text:p>
          </table:table-cell>
        </table:table-row>
        <table:table-row>
          <table:table-cell table:style-name="Tabla4.B2" table:number-columns-spanned="2" office:value-type="string">
            <text:p text:style-name="P18">EXTRACCIÓN DE LA INFORMACIÓN</text:p>
          </table:table-cell>
          <table:covered-table-cell/>
        </table:table-row>
        <table:table-row>
          <table:table-cell table:style-name="Tabla4.A2" office:value-type="string">
            <text:p text:style-name="P33">RESUMEN DE SECCIONES</text:p>
          </table:table-cell>
          <table:table-cell table:style-name="Tabla4.B2" office:value-type="string">
            <text:p text:style-name="P49">INTRODUCCIÓN</text:p>
            <text:p text:style-name="P49"/>
            <text:p text:style-name="P49">METODOLOGÍAS DE EDUCACIÓN</text:p>
            <text:p text:style-name="P49"/>
            <text:p text:style-name="P49">GAMIFICACIÓN EN LA EDUCACIÓN</text:p>
            <text:p text:style-name="P49"/>
            <text:p text:style-name="P49">PROPÓSITO DE LA METODOLOGÍA</text:p>
            <text:p text:style-name="P49"/>
            <text:p text:style-name="P49">IMPLEMENTACIÓN DEL PROPÓSITO</text:p>
            <text:p text:style-name="P49"/>
            <text:p text:style-name="P49"><text:soft-page-break/>EVALUACIÓN DEL MÉTODO</text:p>
            <text:p text:style-name="P49"/>
            <text:p text:style-name="P49">CONCLUSIONES</text:p>
            <text:p text:style-name="P49"/>
          </table:table-cell>
        </table:table-row>
        <table:table-row>
          <table:table-cell table:style-name="Tabla4.A2" office:value-type="string">
            <text:p text:style-name="P10">TÉCNICAS, MÉTODOS, APLICACIONES; IMPLEMENTADAS</text:p>
          </table:table-cell>
          <table:table-cell table:style-name="Tabla4.B2" office:value-type="string">
            <text:p text:style-name="P40"/>
          </table:table-cell>
        </table:table-row>
        <table:table-row>
          <table:table-cell table:style-name="Tabla4.A2" office:value-type="string">
            <text:p text:style-name="P10">NOTAS ADICIONALES</text:p>
          </table:table-cell>
          <table:table-cell table:style-name="Tabla4.B2" office:value-type="string">
            <text:p text:style-name="P40"/>
          </table:table-cell>
        </table:table-row>
      </table:table>
      <text:p text:style-name="P2"/>
      <text:p text:style-name="P3"/>
      <table:table table:name="Tabla5" table:style-name="Tabla5">
        <table:table-column table:style-name="Tabla5.A"/>
        <table:table-column table:style-name="Tabla5.B"/>
        <table:table-row>
          <table:table-cell table:style-name="Tabla5.A1" table:number-columns-spanned="2" office:value-type="string">
            <text:p text:style-name="P70">REGISTRO DE ARTÍCULO</text:p>
          </table:table-cell>
          <table:covered-table-cell/>
        </table:table-row>
        <table:table-row>
          <table:table-cell table:style-name="Tabla5.A2" office:value-type="string">
            <text:p text:style-name="P62">NÚMERO</text:p>
          </table:table-cell>
          <table:table-cell table:style-name="Tabla5.B2" office:value-type="string">
            <text:p text:style-name="P62">5</text:p>
          </table:table-cell>
        </table:table-row>
        <table:table-row>
          <table:table-cell table:style-name="Tabla5.A2" office:value-type="string">
            <text:p text:style-name="P11">CATEGORÍA</text:p>
          </table:table-cell>
          <table:table-cell table:style-name="Tabla5.B2" office:value-type="string">
            <text:p text:style-name="P49">Gamificación – Learning</text:p>
          </table:table-cell>
        </table:table-row>
        <table:table-row>
          <table:table-cell table:style-name="Tabla5.A2" office:value-type="string">
            <text:p text:style-name="P11">TÍTULO</text:p>
          </table:table-cell>
          <table:table-cell table:style-name="Tabla5.B2" office:value-type="string">
            <text:p text:style-name="P26">Improving Participation and Learning with Gamification</text:p>
            <text:p text:style-name="P49">Mejorando la participación y el aprendizaje con gamificación</text:p>
          </table:table-cell>
        </table:table-row>
        <table:table-row>
          <table:table-cell table:style-name="Tabla5.A2" office:value-type="string">
            <text:p text:style-name="P11">AÑO PUBLICACIÓN</text:p>
          </table:table-cell>
          <table:table-cell table:style-name="Tabla5.B2" office:value-type="string">
            <text:p text:style-name="P49">2013</text:p>
          </table:table-cell>
        </table:table-row>
        <table:table-row>
          <table:table-cell table:style-name="Tabla5.A2" office:value-type="string">
            <text:p text:style-name="P11">PALABRAS CLAVE (KEYWORDS)</text:p>
          </table:table-cell>
          <table:table-cell table:style-name="Tabla5.B2" office:value-type="string">
            <text:p text:style-name="P49">Gamification; Education; Evaluation; Student Participation; Virtual Learning Enviroments</text:p>
          </table:table-cell>
        </table:table-row>
        <table:table-row>
          <table:table-cell table:style-name="Tabla5.A2" office:value-type="string">
            <text:p text:style-name="P11">ABSTRACT</text:p>
          </table:table-cell>
          <table:table-cell table:style-name="Tabla5.B2" office:value-type="string">
            <text:p text:style-name="P26"><text:span text:style-name="T4">In this paper we explore </text:span>how gamification can be applied to</text:p>
            <text:p text:style-name="P26">education in order to improve student engagement<text:span text:style-name="T4">. We</text:span></text:p>
            <text:p text:style-name="P43">present a study in which a college course was gamified, by</text:p>
            <text:p text:style-name="P43">including experience points, levels, badges, challenges and</text:p>
            <text:p text:style-name="P26"><text:span text:style-name="T4">leaderboards. </text:span>The study was five years long<text:span text:style-name="T4">, </text:span>where the first</text:p>
            <text:p text:style-name="P26">three were non-gamified years, and the last two regarded</text:p>
            <text:p text:style-name="P26">two successive experiments of our gamified approach. <text:span text:style-name="T4">To</text:span></text:p>
            <text:p text:style-name="P43">assess how gamification impacted the learning experience,</text:p>
            <text:p text:style-name="P26"><text:span text:style-name="T4">we </text:span>compared data from both gamified and non-gamified</text:p>
            <text:p text:style-name="P26">years<text:span text:style-name="T4">, using different performance measures. Results </text:span>show</text:p>
            <text:p text:style-name="P26">significant improvements in terms of attention to reference</text:p>
            <text:p text:style-name="P26">materials<text:span text:style-name="T4">, online </text:span>participation and proactivity<text:span text:style-name="T4">. They also</text:span></text:p>
            <text:p text:style-name="P43">suggest that our approach can reduce grade discrepancies</text:p>
            <text:p text:style-name="P26"><text:span text:style-name="T4">among </text:span>students and help them score better<text:span text:style-name="T4">. Modeling</text:span></text:p>
            <text:p text:style-name="P26">course <text:span text:style-name="T4">activities </text:span>with game challenges <text:span text:style-name="T4">and properly</text:span></text:p>
            <text:p text:style-name="P43">distributing those over the term seem to enhance this effect.</text:p>
          </table:table-cell>
        </table:table-row>
        <table:table-row>
          <table:table-cell table:style-name="Tabla5.A2" office:value-type="string">
            <text:p text:style-name="P11">NOTAS ACERCA DEL ABSTRACT</text:p>
          </table:table-cell>
          <table:table-cell table:style-name="Tabla5.B2" office:value-type="string">
            <text:p text:style-name="P49"><text:span text:style-name="T9">E</text:span>xplora como la gamificación puede ser aplicada para mejorar el compromiso de los estudiantes. </text:p>
            <text:p text:style-name="P49">El estudio fue aplicado durante 5 años, donde los primeros 3 fueron sin gamificación y los 2 considerados dos experimentos para la aplicación de gamificación.</text:p>
            <text:p text:style-name="P49">Se realizó la comparación de los dos resultados obtenidos con gamificación y sin gamificación. Se mostró <text:s/>una mejora significante en términos de atención, participación y proactividad. </text:p>
            <text:p text:style-name="P49">Los cursos fueron aplicados con <text:span text:style-name="T9">desafíos</text:span> de juegos.</text:p>
          </table:table-cell>
        </table:table-row>
        <table:table-row>
          <table:table-cell table:style-name="Tabla5.B2" table:number-columns-spanned="2" office:value-type="string">
            <text:p text:style-name="P19">EXTRACCIÓN DE LA INFORMACIÓN</text:p>
          </table:table-cell>
          <table:covered-table-cell/>
        </table:table-row>
        <table:table-row>
          <table:table-cell table:style-name="Tabla5.A2" office:value-type="string">
            <text:p text:style-name="P34">RESUMEN DE SECCIONES</text:p>
          </table:table-cell>
          <table:table-cell table:style-name="Tabla5.B2" office:value-type="string">
            <text:p text:style-name="P49">INTRODUCCIÓN</text:p>
            <text:p text:style-name="P49"/>
            <text:p text:style-name="P49">TRABAJO REALIZADO</text:p>
            <text:p text:style-name="P49"/>
            <text:p text:style-name="P49">EL EXPERIMENTO MCP</text:p>
            <text:p text:style-name="P49"/>
            <text:p text:style-name="P49">EL SEGUNDO TRIAL</text:p>
            <text:p text:style-name="P49"/>
            <text:p text:style-name="P49">DISCUSIÓN</text:p>
            <text:p text:style-name="P49"/>
            <text:p text:style-name="P49">CONCLUSIONES</text:p>
            <text:p text:style-name="P49"><text:soft-page-break/></text:p>
            <text:p text:style-name="P49"/>
          </table:table-cell>
        </table:table-row>
        <table:table-row>
          <table:table-cell table:style-name="Tabla5.A2" office:value-type="string">
            <text:p text:style-name="P11">TÉCNICAS, MÉTODOS, APLICACIONES; IMPLEMENTADAS</text:p>
          </table:table-cell>
          <table:table-cell table:style-name="Tabla5.B2" office:value-type="string">
            <text:p text:style-name="P50"/>
          </table:table-cell>
        </table:table-row>
        <table:table-row>
          <table:table-cell table:style-name="Tabla5.A2" office:value-type="string">
            <text:p text:style-name="P11">NOTAS ADICIONALES</text:p>
          </table:table-cell>
          <table:table-cell table:style-name="Tabla5.B2" office:value-type="string">
            <text:p text:style-name="P50"/>
          </table:table-cell>
        </table:table-row>
      </table:table>
      <text:p text:style-name="P4"/>
      <table:table table:name="Tabla6" table:style-name="Tabla6">
        <table:table-column table:style-name="Tabla6.A"/>
        <table:table-column table:style-name="Tabla6.B"/>
        <table:table-row>
          <table:table-cell table:style-name="Tabla6.A1" table:number-columns-spanned="2" office:value-type="string">
            <text:p text:style-name="P71">REGISTRO DE ARTÍCULO</text:p>
          </table:table-cell>
          <table:covered-table-cell/>
        </table:table-row>
        <table:table-row>
          <table:table-cell table:style-name="Tabla6.A2" office:value-type="string">
            <text:p text:style-name="P62">NÚMERO</text:p>
          </table:table-cell>
          <table:table-cell table:style-name="Tabla6.B2" office:value-type="string">
            <text:p text:style-name="P62">6</text:p>
          </table:table-cell>
        </table:table-row>
        <table:table-row>
          <table:table-cell table:style-name="Tabla6.A2" office:value-type="string">
            <text:p text:style-name="P12">CATEGORÍA</text:p>
          </table:table-cell>
          <table:table-cell table:style-name="Tabla6.B2" office:value-type="string">
            <text:p text:style-name="P52">Gamification – learning</text:p>
          </table:table-cell>
        </table:table-row>
        <table:table-row>
          <table:table-cell table:style-name="Tabla6.A2" office:value-type="string">
            <text:p text:style-name="P12">TÍTULO</text:p>
          </table:table-cell>
          <table:table-cell table:style-name="Tabla6.B2" office:value-type="string">
            <text:p text:style-name="P30">Teac<text:span text:style-name="T7">h</text:span>ing case: Applting Gamification Techniques and Virtual Reality for Learning Building Engineering 3D arts. </text:p>
            <text:p text:style-name="P52"/>
            <text:p text:style-name="P53">Caso <text:span text:style-name="T9">enseñanza:</text:span> <text:span text:style-name="T9">Ap</text:span>licando técnicas de gamificación y realidad vir<text:span text:style-name="T9">t</text:span>ual para aprender ingeniería de construcción <text:span text:style-name="T9">en 3D</text:span></text:p>
          </table:table-cell>
        </table:table-row>
        <table:table-row>
          <table:table-cell table:style-name="Tabla6.A2" office:value-type="string">
            <text:p text:style-name="P12">AÑO PUBLICACIÓN</text:p>
          </table:table-cell>
          <table:table-cell table:style-name="Tabla6.B2" office:value-type="string">
            <text:p text:style-name="P52">2014</text:p>
          </table:table-cell>
        </table:table-row>
        <table:table-row>
          <table:table-cell table:style-name="Tabla6.A2" office:value-type="string">
            <text:p text:style-name="P12">PALABRAS CLAVE (KEYWORDS)</text:p>
          </table:table-cell>
          <table:table-cell table:style-name="Tabla6.B2" office:value-type="string">
            <text:p text:style-name="P52">Gamification, Virtual Reality, 3D design, <text:s/><text:span text:style-name="T6">Human Interaction, 3D education, Web GL, Learning Management Tools</text:span></text:p>
          </table:table-cell>
        </table:table-row>
        <table:table-row>
          <table:table-cell table:style-name="Tabla6.A2" office:value-type="string">
            <text:p text:style-name="P12">ABSTRACT</text:p>
          </table:table-cell>
          <table:table-cell table:style-name="Tabla6.B2" office:value-type="string">
            <text:p text:style-name="P44">In this paper the researchers describe the use of gamification and</text:p>
            <text:p text:style-name="P44">virtual reality-enhanced learning in university engineering and</text:p>
            <text:p text:style-name="P44">architecture classes. Our goal is to <text:span text:style-name="T1">increase student motivation and</text:span></text:p>
            <text:p text:style-name="P27">engagement through various technologies and learning</text:p>
            <text:p text:style-name="P44"><text:span text:style-name="T1">methodologies based on game mechanics</text:span>, called gamification,</text:p>
            <text:p text:style-name="P44">and the use <text:span text:style-name="T1">of virtual reality</text:span>.</text:p>
            <text:p text:style-name="P44">Gamification is used to engage students in the learning process</text:p>
            <text:p text:style-name="P44">and stretch their <text:span text:style-name="T1">retention of the knowledge and skills received</text:span></text:p>
            <text:p text:style-name="P44">beyond a single lecture. <text:span text:style-name="T1">Engagement is the main objective </text:span>in</text:p>
            <text:p text:style-name="P44">applying gamification.</text:p>
            <text:p text:style-name="P44">The use of gamification and new</text:p>
            <text:p text:style-name="P44">technologies for enhancing the learning process will boost</text:p>
            <text:p text:style-name="P44">achievement in 3D architectural subjects for design, and convey</text:p>
            <text:p text:style-name="P44">and validate any architectural project.</text:p>
            <text:p text:style-name="P44">The researchers used virtual reality and software like Sketchfab,</text:p>
            <text:p text:style-name="P44">Unity, and Oculus Rift VR to enter virtual and immersive worlds</text:p>
            <text:p text:style-name="P44">that students used to enhance their architectural designs. To</text:p>
            <text:p text:style-name="P44">connect the technologies, the researchers used Unity for</text:p>
            <text:p text:style-name="P44">programming all the viewer behaviors and the virtual world</text:p>
            <text:p text:style-name="P44">interactivity. The researchers used Oculus Rift, a heads-up display</text:p>
            <text:p text:style-name="P44">for virtual reality with a high immersive presence, to design a</text:p>
            <text:p text:style-name="P44">pavilion and create a virtual island from scratch.</text:p>
          </table:table-cell>
        </table:table-row>
        <table:table-row>
          <table:table-cell table:style-name="Tabla6.A2" office:value-type="string">
            <text:p text:style-name="P12">NOTAS ACERCA DEL ABSTRACT</text:p>
          </table:table-cell>
          <table:table-cell table:style-name="Tabla6.B2" office:value-type="string">
            <text:p text:style-name="P61">Describe el uso de la gamificación para incrementar la motivación y compromiso de los estudiantes mediante tecnologías y metodologías de aprendizaje basadas en mecanismos de juego. <text:span text:style-name="T10">El objetivo principal al aplicar gamificación es el compromiso.</text:span></text:p>
            <text:p text:style-name="P61"/>
          </table:table-cell>
        </table:table-row>
        <table:table-row>
          <table:table-cell table:style-name="Tabla6.B2" table:number-columns-spanned="2" office:value-type="string">
            <text:p text:style-name="P20">EXTRACCIÓN DE LA INFORMACIÓN</text:p>
          </table:table-cell>
          <table:covered-table-cell/>
        </table:table-row>
        <table:table-row>
          <table:table-cell table:style-name="Tabla6.A2" office:value-type="string">
            <text:p text:style-name="P35">RESUMEN DE SECCIONES</text:p>
          </table:table-cell>
          <table:table-cell table:style-name="Tabla6.B2" office:value-type="string">
            <text:p text:style-name="P53">INTRODUCCIÓN</text:p>
            <text:p text:style-name="P53"/>
            <text:p text:style-name="P53">TECNOLOGÍAS VISUALES DE JUEGO</text:p>
            <text:p text:style-name="P53"/>
            <text:p text:style-name="P53">GAMIFICACIÓN EN LA EDUCACIÓN</text:p>
            <text:p text:style-name="P53"/>
            <text:p text:style-name="P53"><text:soft-page-break/>CASO </text:p>
            <text:p text:style-name="P53"/>
            <text:p text:style-name="P53">LA ISLA VIRTUAL</text:p>
            <text:p text:style-name="P53"/>
            <text:p text:style-name="P53">MÉTODO DE EVALUACIÓN</text:p>
            <text:p text:style-name="P53"/>
            <text:p text:style-name="P53">CONCLUSIONES</text:p>
            <text:p text:style-name="P53"/>
          </table:table-cell>
        </table:table-row>
        <table:table-row>
          <table:table-cell table:style-name="Tabla6.A2" office:value-type="string">
            <text:p text:style-name="P12">TÉCNICAS, MÉTODOS, APLICACIONES; IMPLEMENTADAS</text:p>
          </table:table-cell>
          <table:table-cell table:style-name="Tabla6.B2" office:value-type="string">
            <text:p text:style-name="P51"/>
          </table:table-cell>
        </table:table-row>
        <table:table-row>
          <table:table-cell table:style-name="Tabla6.A2" office:value-type="string">
            <text:p text:style-name="P12">NOTAS ADICIONALES</text:p>
          </table:table-cell>
          <table:table-cell table:style-name="Tabla6.B2" office:value-type="string">
            <text:p text:style-name="P51"/>
          </table:table-cell>
        </table:table-row>
      </table:table>
      <text:p text:style-name="P5"/>
      <table:table table:name="Tabla7" table:style-name="Tabla7">
        <table:table-column table:style-name="Tabla7.A"/>
        <table:table-column table:style-name="Tabla7.B"/>
        <table:table-row>
          <table:table-cell table:style-name="Tabla7.A1" table:number-columns-spanned="2" office:value-type="string">
            <text:p text:style-name="P72">REGISTRO DE ARTÍCULO</text:p>
          </table:table-cell>
          <table:covered-table-cell/>
        </table:table-row>
        <table:table-row>
          <table:table-cell table:style-name="Tabla7.A2" office:value-type="string">
            <text:p text:style-name="P62">NÚMERO</text:p>
          </table:table-cell>
          <table:table-cell table:style-name="Tabla7.B2" office:value-type="string">
            <text:p text:style-name="P62">7</text:p>
          </table:table-cell>
        </table:table-row>
        <table:table-row>
          <table:table-cell table:style-name="Tabla7.A2" office:value-type="string">
            <text:p text:style-name="P13">CATEGORÍA</text:p>
          </table:table-cell>
          <table:table-cell table:style-name="Tabla7.B2" office:value-type="string">
            <text:p text:style-name="P53">Gamification elements</text:p>
          </table:table-cell>
        </table:table-row>
        <table:table-row>
          <table:table-cell table:style-name="Tabla7.A2" office:value-type="string">
            <text:p text:style-name="P13">TÍTULO</text:p>
          </table:table-cell>
          <table:table-cell table:style-name="Tabla7.B2" office:value-type="string">
            <text:p text:style-name="P53">Towards a Compatency-based Education with Gamification Design Elements</text:p>
            <text:p text:style-name="P53">Hacia una <text:span text:style-name="T8">educación basada en competencias con diseño de elementos de Gamificación.</text:span></text:p>
          </table:table-cell>
        </table:table-row>
        <table:table-row>
          <table:table-cell table:style-name="Tabla7.A2" office:value-type="string">
            <text:p text:style-name="P13">AÑO PUBLICACIÓN</text:p>
          </table:table-cell>
          <table:table-cell table:style-name="Tabla7.B2" office:value-type="string">
            <text:p text:style-name="P55">2015</text:p>
          </table:table-cell>
        </table:table-row>
        <table:table-row>
          <table:table-cell table:style-name="Tabla7.A2" office:value-type="string">
            <text:p text:style-name="P13">PALABRAS CLAVE (KEYWORDS)</text:p>
          </table:table-cell>
          <table:table-cell table:style-name="Tabla7.B2" office:value-type="string">
            <text:p text:style-name="P55">Gamification, Gamification Design Elements, competency-based Education.</text:p>
          </table:table-cell>
        </table:table-row>
        <table:table-row>
          <table:table-cell table:style-name="Tabla7.A2" office:value-type="string">
            <text:p text:style-name="P13">ABSTRACT</text:p>
          </table:table-cell>
          <table:table-cell table:style-name="Tabla7.B2" office:value-type="string">
            <text:p text:style-name="P45">In this contribution we describe a <text:span text:style-name="T1">theoretical way </text:span>of</text:p>
            <text:p text:style-name="P45">linking dynamics as <text:span text:style-name="T1">gamification design elements </text:span>with</text:p>
            <text:p text:style-name="P45"><text:span text:style-name="T1">competency-based education</text:span>. Furthermore the value of</text:p>
            <text:p text:style-name="P45">the adoption of dynamics is addressed in order to support</text:p>
            <text:p text:style-name="P45">the design of gamified and competency-based learning on</text:p>
            <text:p text:style-name="P45">an abstract level of goal definition.</text:p>
          </table:table-cell>
        </table:table-row>
        <table:table-row>
          <table:table-cell table:style-name="Tabla7.A2" office:value-type="string">
            <text:p text:style-name="P13">NOTAS ACERCA DEL ABSTRACT</text:p>
          </table:table-cell>
          <table:table-cell table:style-name="Tabla7.B2" office:value-type="string">
            <text:p text:style-name="P55">El artículo describe la forma teórica para aplicar gamificación en educación basada en competencias.</text:p>
          </table:table-cell>
        </table:table-row>
        <table:table-row>
          <table:table-cell table:style-name="Tabla7.B2" table:number-columns-spanned="2" office:value-type="string">
            <text:p text:style-name="P21">EXTRACCIÓN DE LA INFORMACIÓN</text:p>
          </table:table-cell>
          <table:covered-table-cell/>
        </table:table-row>
        <table:table-row>
          <table:table-cell table:style-name="Tabla7.A2" office:value-type="string">
            <text:p text:style-name="P36">RESUMEN DE SECCIONES</text:p>
          </table:table-cell>
          <table:table-cell table:style-name="Tabla7.B2" office:value-type="string">
            <text:p text:style-name="P55">INTRODUCCIÓN</text:p>
            <text:p text:style-name="P55"/>
            <text:p text:style-name="P55">PUNTO DE VISTA ESTRUCTURAL EN GAMIFICACIÓN</text:p>
            <text:p text:style-name="P55"/>
            <text:p text:style-name="P55">DISEÑO DE ELEMENTOS DE GAMIFICACIÓN EDUCACIONALES</text:p>
            <text:p text:style-name="P55"/>
            <text:p text:style-name="P55">EDUCACIÓN BASADA EN COMPETENCIAS</text:p>
            <text:p text:style-name="P55"/>
            <text:p text:style-name="P55">EDUCACIÓN BASADA EN COMPETENCIAS CON GAMIFICACIÓN</text:p>
            <text:p text:style-name="P55"/>
            <text:p text:style-name="P55">CONCLUSIONES</text:p>
            <text:p text:style-name="P55"/>
            <text:p text:style-name="P55"/>
          </table:table-cell>
        </table:table-row>
        <table:table-row>
          <table:table-cell table:style-name="Tabla7.A2" office:value-type="string">
            <text:p text:style-name="P13">TÉCNICAS, MÉTODOS, APLICACIONES; IMPLEMENTADAS</text:p>
          </table:table-cell>
          <table:table-cell table:style-name="Tabla7.B2" office:value-type="string">
            <text:p text:style-name="P54"/>
          </table:table-cell>
        </table:table-row>
        <table:table-row>
          <table:table-cell table:style-name="Tabla7.A2" office:value-type="string">
            <text:p text:style-name="P13">NOTAS ADICIONALES</text:p>
          </table:table-cell>
          <table:table-cell table:style-name="Tabla7.B2" office:value-type="string">
            <text:p text:style-name="P54"/>
          </table:table-cell>
        </table:table-row>
      </table:table>
      <text:p text:style-name="P6"/>
      <table:table table:name="Tabla8" table:style-name="Tabla8">
        <table:table-column table:style-name="Tabla8.A"/>
        <table:table-column table:style-name="Tabla8.B"/>
        <table:table-row>
          <table:table-cell table:style-name="Tabla8.A1" table:number-columns-spanned="2" office:value-type="string">
            <text:p text:style-name="P73">REGISTRO DE ARTÍCULO</text:p>
          </table:table-cell>
          <table:covered-table-cell/>
        </table:table-row>
        <table:table-row>
          <table:table-cell table:style-name="Tabla8.A2" office:value-type="string">
            <text:p text:style-name="P62">NÚMERO</text:p>
          </table:table-cell>
          <table:table-cell table:style-name="Tabla8.B2" office:value-type="string">
            <text:p text:style-name="P62">8</text:p>
          </table:table-cell>
        </table:table-row>
        <table:table-row>
          <table:table-cell table:style-name="Tabla8.A2" office:value-type="string">
            <text:p text:style-name="P14">CATEGORÍA</text:p>
          </table:table-cell>
          <table:table-cell table:style-name="Tabla8.B2" office:value-type="string">
            <text:p text:style-name="P55">GAMIFICACIÓN</text:p>
          </table:table-cell>
        </table:table-row>
        <table:table-row>
          <table:table-cell table:style-name="Tabla8.A2" office:value-type="string">
            <text:p text:style-name="P14">TÍTULO</text:p>
          </table:table-cell>
          <table:table-cell table:style-name="Tabla8.B2" office:value-type="string">
            <text:p text:style-name="P55">A case study in the Gamification of a University-level Games Develpment Course.</text:p>
          </table:table-cell>
        </table:table-row>
        <table:table-row>
          <table:table-cell table:style-name="Tabla8.A2" office:value-type="string">
            <text:p text:style-name="P14">AÑO PUBLICACIÓN</text:p>
          </table:table-cell>
          <table:table-cell table:style-name="Tabla8.B2" office:value-type="string">
            <text:p text:style-name="P55">2013</text:p>
          </table:table-cell>
        </table:table-row>
        <table:table-row>
          <table:table-cell table:style-name="Tabla8.A2" office:value-type="string">
            <text:p text:style-name="P14">PALABRAS CLAVE (KEYWORDS)</text:p>
          </table:table-cell>
          <table:table-cell table:style-name="Tabla8.B2" office:value-type="string">
            <text:p text:style-name="P55">Gamification, Game Design, Active Learning</text:p>
          </table:table-cell>
        </table:table-row>
        <table:table-row>
          <table:table-cell table:style-name="Tabla8.A2" office:value-type="string">
            <text:p text:style-name="P14">ABSTRACT</text:p>
          </table:table-cell>
          <table:table-cell table:style-name="Tabla8.B2" office:value-type="string">
            <text:p text:style-name="P46"><text:span text:style-name="T1">Gamification</text:span> is the application of game mechanics and player</text:p>
            <text:p text:style-name="P46"><text:span text:style-name="T1">incentives to non-game environments</text:span>. When designed <text:span text:style-name="T1">correctly,</text:span></text:p>
            <text:p text:style-name="P46"><text:span text:style-name="T1">gamification has been found to increase engagement </text:span>and</text:p>
            <text:p text:style-name="P46">encourage targeted behaviours among users. This paper presents</text:p>
            <text:p text:style-name="P46">the gamification of a university course in Computer Games</text:p>
            <text:p text:style-name="P46">Development using an online learning management tool, including</text:p>
            <text:p text:style-name="P46">how this might generalize to other courses.</text:p>
            <text:p text:style-name="P46">Our goal with <text:span text:style-name="T1">gamification was to improve lecture attendance</text:span>,</text:p>
            <text:p text:style-name="P28">content understanding, problem solving skills and general</text:p>
            <text:p text:style-name="P46"><text:span text:style-name="T1">engagement</text:span>. The success of this intervention was measured using</text:p>
            <text:p text:style-name="P46">course marks, lecturer evaluations, lecture attendance, and a</text:p>
            <text:p text:style-name="P46">questionnaire; <text:span text:style-name="T1">all with strongly positive results</text:span>. However, this</text:p>
            <text:p text:style-name="P46"><text:span text:style-name="T1">must be balanced against the costs, both monetary and time</text:span>,</text:p>
            <text:p text:style-name="P46">required to successfully implement gamification.</text:p>
          </table:table-cell>
        </table:table-row>
        <table:table-row>
          <table:table-cell table:style-name="Tabla8.A2" office:value-type="string">
            <text:p text:style-name="P14">NOTAS ACERCA DEL ABSTRACT</text:p>
          </table:table-cell>
          <table:table-cell table:style-name="Tabla8.B2" office:value-type="string">
            <text:p text:style-name="P58"><text:span text:style-name="T11">I</text:span>mplementa un caso de estudio para el desarrollo de un curso con técnicas de gamificación, <text:s/>expone que la gamificación incentiva los entornos de no juegos. La gamificación aplicada correctamente tiene un incremento en el compromiso <text:span text:style-name="T11">de </text:span>los usuarios.</text:p>
            <text:p text:style-name="P57">La gamificación fue para mejorar la atención de lectura, comprender el contenido, habilidades para resolver problemas y compromiso en general.</text:p>
            <text:p text:style-name="P57">Se <text:span text:style-name="T11">o</text:span>btuvieron resultados positivos. Sin embargo expone que deben ser balanceado el costo entre recursos económicos y tiempo.</text:p>
          </table:table-cell>
        </table:table-row>
        <table:table-row>
          <table:table-cell table:style-name="Tabla8.B2" table:number-columns-spanned="2" office:value-type="string">
            <text:p text:style-name="P22">EXTRACCIÓN DE LA INFORMACIÓN</text:p>
          </table:table-cell>
          <table:covered-table-cell/>
        </table:table-row>
        <table:table-row>
          <table:table-cell table:style-name="Tabla8.A2" office:value-type="string">
            <text:p text:style-name="P37">RESUMEN DE SECCIONES</text:p>
          </table:table-cell>
          <table:table-cell table:style-name="Tabla8.B2" office:value-type="string">
            <text:p text:style-name="P57">INTRODUCCIÓN</text:p>
            <text:p text:style-name="P57"/>
            <text:p text:style-name="P57">BACKGROUND</text:p>
            <text:p text:style-name="P57"/>
            <text:p text:style-name="P57">MECANISMOS DE GAMIFICACIÓN</text:p>
            <text:p text:style-name="P57"/>
            <text:p text:style-name="P57">ESTUDIO PILOTO</text:p>
            <text:p text:style-name="P57"/>
            <text:p text:style-name="P57">DISEÑO DE GAMIFICACIÓN</text:p>
            <text:p text:style-name="P57"/>
            <text:p text:style-name="P57">EVALUACIÓN Y DISCUSIÓN</text:p>
            <text:p text:style-name="P57"/>
            <text:p text:style-name="P57">CONCLUSIONES</text:p>
            <text:p text:style-name="P60"/>
          </table:table-cell>
        </table:table-row>
        <text:soft-page-break/>
        <table:table-row>
          <table:table-cell table:style-name="Tabla8.A2" office:value-type="string">
            <text:p text:style-name="P14">TÉCNICAS, MÉTODOS, APLICACIONES; IMPLEMENTADAS</text:p>
          </table:table-cell>
          <table:table-cell table:style-name="Tabla8.B2" office:value-type="string">
            <text:p text:style-name="P56"/>
          </table:table-cell>
        </table:table-row>
        <table:table-row>
          <table:table-cell table:style-name="Tabla8.A2" office:value-type="string">
            <text:p text:style-name="P14">NOTAS ADICIONALES</text:p>
          </table:table-cell>
          <table:table-cell table:style-name="Tabla8.B2" office:value-type="string">
            <text:p text:style-name="P56"/>
          </table:table-cell>
        </table:table-row>
      </table:table>
      <text:p text:style-name="P7"/>
      <table:table table:name="Tabla9" table:style-name="Tabla9">
        <table:table-column table:style-name="Tabla9.A"/>
        <table:table-column table:style-name="Tabla9.B"/>
        <table:table-row>
          <table:table-cell table:style-name="Tabla9.A1" table:number-columns-spanned="2" office:value-type="string">
            <text:p text:style-name="P74">REGISTRO DE ARTÍCULO</text:p>
          </table:table-cell>
          <table:covered-table-cell/>
        </table:table-row>
        <table:table-row>
          <table:table-cell table:style-name="Tabla9.A2" office:value-type="string">
            <text:p text:style-name="P62">NÚMERO</text:p>
          </table:table-cell>
          <table:table-cell table:style-name="Tabla9.B2" office:value-type="string">
            <text:p text:style-name="P62">9</text:p>
          </table:table-cell>
        </table:table-row>
        <table:table-row>
          <table:table-cell table:style-name="Tabla9.A2" office:value-type="string">
            <text:p text:style-name="P15">CATEGORÍA</text:p>
          </table:table-cell>
          <table:table-cell table:style-name="Tabla9.B2" office:value-type="string">
            <text:p text:style-name="P62">Gamificación</text:p>
          </table:table-cell>
        </table:table-row>
        <table:table-row>
          <table:table-cell table:style-name="Tabla9.A2" office:value-type="string">
            <text:p text:style-name="P15">TÍTULO</text:p>
          </table:table-cell>
          <table:table-cell table:style-name="Tabla9.B2" office:value-type="string">
            <text:p text:style-name="P62">Gamification and education: a literature review</text:p>
          </table:table-cell>
        </table:table-row>
        <table:table-row>
          <table:table-cell table:style-name="Tabla9.A2" office:value-type="string">
            <text:p text:style-name="P15">AÑO PUBLICACIÓN</text:p>
          </table:table-cell>
          <table:table-cell table:style-name="Tabla9.B2" office:value-type="string">
            <text:p text:style-name="P62">2014</text:p>
          </table:table-cell>
        </table:table-row>
        <table:table-row>
          <table:table-cell table:style-name="Tabla9.A2" office:value-type="string">
            <text:p text:style-name="P15">PALABRAS CLAVE (KEYWORDS)</text:p>
          </table:table-cell>
          <table:table-cell table:style-name="Tabla9.B2" office:value-type="string">
            <text:p text:style-name="P62">Gamification. Serious games, game-based learning. Technology enhanced, engagement, motivation</text:p>
          </table:table-cell>
        </table:table-row>
        <table:table-row>
          <table:table-cell table:style-name="Tabla9.A2" office:value-type="string">
            <text:p text:style-name="P15">ABSTRACT</text:p>
          </table:table-cell>
          <table:table-cell table:style-name="Tabla9.B2" office:value-type="string">
            <text:p text:style-name="P47"><text:s text:c="2"/>The <text:s/>term <text:s/><text:span text:style-name="T1">“gamification” <text:s/>is <text:s/>generally <text:s/>used <text:s/>to <text:s/>denote <text:s/>the <text:s/>application <text:s/>of <text:s/>game <text:s/>mechanisms <text:s/>in <text:s/>non‐gaming </text:span></text:p>
            <text:p text:style-name="P47"><text:span text:style-name="T1">environments </text:span><text:s/>with <text:s/>the <text:s/>aim <text:s/>of <text:s/>enhancing <text:s/>the <text:s/>processes <text:s/>enacted <text:s/>and <text:s/>the <text:s/>experience <text:s/>of <text:s/>those <text:s/>involved. <text:s/><text:span text:style-name="T1">In <text:s/>recent <text:s/>years, </text:span></text:p>
            <text:p text:style-name="P47"><text:span text:style-name="T1">gamification has become a catchword throughout the fields of education and training</text:span>, thanks to its perceived <text:span text:style-name="T1">potential to </text:span></text:p>
            <text:p text:style-name="P47"><text:span text:style-name="T1">make learning more motivating </text:span>and engaging. This paper is an attempt to shed light on the emergence and consolidation </text:p>
            <text:p text:style-name="P47">of gamification in education/training. It reports the results of a literature review that collected and analysed around 120 </text:p>
            <text:p text:style-name="P47">papers on the topic published between 2011 and 2014. These originate from different countries and deal with gamification </text:p>
            <text:p text:style-name="P47">both in training contexts and in formal educational, from primary school to higher education. The collected papers were </text:p>
            <text:p text:style-name="P47">analysed <text:s/>and <text:s/>classified <text:s/>according <text:s/>to <text:s/><text:span text:style-name="T1">various <text:s/>criteria, <text:s/>including <text:s/>target <text:s/>population, <text:s/>type <text:s/>of <text:s/>research <text:s/>(theoretical <text:s/>vs </text:span></text:p>
            <text:p text:style-name="P47"><text:span text:style-name="T1">experimental), <text:s/>kind <text:s/>of <text:s/>educational <text:s/>contents <text:s/>delivered, <text:s/>and <text:s/>the <text:s/>tools <text:s/>deployed. <text:s/></text:span>The <text:s/>results <text:s/>that <text:s/>emerge <text:s/>from <text:s/>this <text:s/>study </text:p>
            <text:p text:style-name="P47">point to the <text:span text:style-name="T1">increasing popularity of gamification techniques applied </text:span>in a wide range of educational settings. At the same </text:p>
            <text:p text:style-name="P64"><text:span text:style-name="T5">time, it appears that over the </text:span><text:span text:style-name="T2">last few years </text:span><text:span text:style-name="T5">the concept of </text:span><text:span text:style-name="T1">gamification has become more clearly defined in the minds of </text:span></text:p>
            <text:p text:style-name="P64"><text:span text:style-name="T1">researchers <text:s/></text:span><text:span text:style-name="T5">and <text:s/>practitioners. <text:s/>Indeed, <text:s/>until <text:s/>fairly <text:s/>recently <text:s/>the <text:s/>term <text:s/>was <text:s/>used <text:s/>by <text:s/>many <text:s/>to <text:s/>denote <text:s/>the <text:s/>adoption <text:s/>of <text:s/>game </text:span></text:p>
            <text:p text:style-name="P47">artefacts (especially digital ones) as educational tools for learning a specific subject such as algebra. In other words, it was </text:p>
            <text:p text:style-name="P47">used <text:s/>as <text:s/>a <text:s/>synonym <text:s/>of <text:s/>Game <text:s/>Based <text:s/>Learning <text:s/>(GBL) <text:s/>rather <text:s/>than <text:s/>to <text:s/>identify <text:s/>an <text:s/>educational <text:s/>strategy <text:s/>informing <text:s/>the <text:s/>overall </text:p>
            <text:p text:style-name="P47">learning process, which is treated globally as a game or competition. However, this terminological confusion appears only </text:p>
            <text:p text:style-name="P47">in <text:s/>a <text:s/>few <text:s/>isolated <text:s/>cases <text:s/>in <text:s/>this <text:s/>literature <text:s/>review, <text:s/>suggesting <text:s/>that <text:s/>a <text:s/>certain <text:s/>level <text:s/>of <text:s/>taxonomic <text:s/>and <text:s/>epistemological </text:p>
            <text:p text:style-name="P47">convergence is underway. </text:p>
          </table:table-cell>
        </table:table-row>
        <table:table-row>
          <table:table-cell table:style-name="Tabla9.A2" office:value-type="string">
            <text:p text:style-name="P15">NOTAS ACERCA DEL ABSTRACT</text:p>
          </table:table-cell>
          <table:table-cell table:style-name="Tabla9.B2" office:value-type="string">
            <text:p text:style-name="P62">Comienza por definir el concepto de gamificación, y continua por explicar que en años recientes el termino de gamificación se ha convertido en un tema a través del área de la educación y formación, por hacer del aprendizaje mas motivador y atractivo . El Estudio incluye la revisión de varios artículos clasificándolos por varios criterios. </text:p>
            <text:p text:style-name="P62"><text:soft-page-break/>El resultado del estudio <text:span text:style-name="T12">apunta al incremento de popularidad de técnicas aplicadas de gamificación en el área de la educación.</text:span></text:p>
            <text:p text:style-name="P65">Durante los últimos años el concepto de gamificación se ha vuelto más claro por la mente de los investigadores y procesionales.</text:p>
          </table:table-cell>
        </table:table-row>
        <table:table-row>
          <table:table-cell table:style-name="Tabla9.B2" table:number-columns-spanned="2" office:value-type="string">
            <text:p text:style-name="P23">EXTRACCIÓN DE LA INFORMACIÓN</text:p>
          </table:table-cell>
          <table:covered-table-cell/>
        </table:table-row>
        <table:table-row>
          <table:table-cell table:style-name="Tabla9.A2" office:value-type="string">
            <text:p text:style-name="P38">RESUMEN DE SECCIONES</text:p>
          </table:table-cell>
          <table:table-cell table:style-name="Tabla9.B2" office:value-type="string">
            <text:p text:style-name="P65">INTRODUCCIÓN</text:p>
            <text:p text:style-name="P65"/>
            <text:p text:style-name="P65">PROCESO Y FUENTES</text:p>
            <text:p text:style-name="P65"/>
            <text:p text:style-name="P65">ANÁLISIS DE LOS DATOS</text:p>
            <text:p text:style-name="P65"/>
            <text:p text:style-name="P65">PUNTOS PARA REFLEXIONAR</text:p>
            <text:p text:style-name="P65"/>
            <text:p text:style-name="P65">CONCLUSIONES</text:p>
            <text:p text:style-name="P65"/>
          </table:table-cell>
        </table:table-row>
        <table:table-row>
          <table:table-cell table:style-name="Tabla9.A2" office:value-type="string">
            <text:p text:style-name="P15">TÉCNICAS, MÉTODOS, APLICACIONES; IMPLEMENTADAS</text:p>
          </table:table-cell>
          <table:table-cell table:style-name="Tabla9.B2" office:value-type="string">
            <text:p text:style-name="P59"/>
          </table:table-cell>
        </table:table-row>
        <table:table-row>
          <table:table-cell table:style-name="Tabla9.A2" office:value-type="string">
            <text:p text:style-name="P15">NOTAS ADICIONALES</text:p>
          </table:table-cell>
          <table:table-cell table:style-name="Tabla9.B2" office:value-type="string">
            <text:p text:style-name="P59"/>
          </table:table-cell>
        </table:table-row>
      </table:table>
      <text:p text:style-name="P8"/>
      <table:table table:name="Tabla10" table:style-name="Tabla10">
        <table:table-column table:style-name="Tabla10.A"/>
        <table:table-column table:style-name="Tabla10.B"/>
        <table:table-row>
          <table:table-cell table:style-name="Tabla10.A1" table:number-columns-spanned="2" office:value-type="string">
            <text:p text:style-name="P75">REGISTRO DE ARTÍCULO</text:p>
          </table:table-cell>
          <table:covered-table-cell/>
        </table:table-row>
        <table:table-row>
          <table:table-cell table:style-name="Tabla10.A2" office:value-type="string">
            <text:p text:style-name="P63">NÚMERO</text:p>
          </table:table-cell>
          <table:table-cell table:style-name="Tabla10.B2" office:value-type="string">
            <text:p text:style-name="P65">10</text:p>
          </table:table-cell>
        </table:table-row>
        <table:table-row>
          <table:table-cell table:style-name="Tabla10.A2" office:value-type="string">
            <text:p text:style-name="P16">CATEGORÍA</text:p>
          </table:table-cell>
          <table:table-cell table:style-name="Tabla10.B2" office:value-type="string">
            <text:p text:style-name="P65">Gamification</text:p>
          </table:table-cell>
        </table:table-row>
        <table:table-row>
          <table:table-cell table:style-name="Tabla10.A2" office:value-type="string">
            <text:p text:style-name="P16">TÍTULO</text:p>
          </table:table-cell>
          <table:table-cell table:style-name="Tabla10.B2" office:value-type="string">
            <text:p text:style-name="P65">The study of gamification application architecture for programming language course</text:p>
          </table:table-cell>
        </table:table-row>
        <table:table-row>
          <table:table-cell table:style-name="Tabla10.A2" office:value-type="string">
            <text:p text:style-name="P16">AÑO PUBLICACIÓN</text:p>
          </table:table-cell>
          <table:table-cell table:style-name="Tabla10.B2" office:value-type="string">
            <text:p text:style-name="P65">2015</text:p>
          </table:table-cell>
        </table:table-row>
        <table:table-row>
          <table:table-cell table:style-name="Tabla10.A2" office:value-type="string">
            <text:p text:style-name="P16">PALABRAS CLAVE (KEYWORDS)</text:p>
          </table:table-cell>
          <table:table-cell table:style-name="Tabla10.B2" office:value-type="string">
            <text:p text:style-name="P65">Gamification, Game-based learning, Game elements, Gamification elements, motivational, engagement and effectiveness.</text:p>
          </table:table-cell>
        </table:table-row>
        <table:table-row>
          <table:table-cell table:style-name="Tabla10.A2" office:value-type="string">
            <text:p text:style-name="P16">ABSTRACT</text:p>
          </table:table-cell>
          <table:table-cell table:style-name="Tabla10.B2" office:value-type="string">
            <text:p text:style-name="P48">Students sometimes find it hard to learn new programming</text:p>
            <text:p text:style-name="P48">languages. They often confront unfamiliar programming terms</text:p>
            <text:p text:style-name="P48">and are required to visualize the processes that happen in the</text:p>
            <text:p text:style-name="P48">computer memory. Weak students find this a burden and end up</text:p>
            <text:p text:style-name="P48">memorizing the processes without understanding them and their</text:p>
            <text:p text:style-name="P48">working. This situation invariably leads students to get low grades</text:p>
            <text:p text:style-name="P48">in their programming subjects. <text:span text:style-name="T1">Some researchers suggested that an</text:span></text:p>
            <text:p text:style-name="P31">enjoyable approach must be adopted in learning difficult subjects.</text:p>
            <text:p text:style-name="P31">Studies have shown that applying gamification elements in</text:p>
            <text:p text:style-name="P48"><text:span text:style-name="T1">websites engages users.</text:span> “Gamification” refers to the use of game</text:p>
            <text:p text:style-name="P48">elements in a non-game context to increase engagement between</text:p>
            <text:p text:style-name="P48">humans and computers. <text:span text:style-name="T1">This research try to solve the problem by</text:span></text:p>
            <text:p text:style-name="P48"><text:span text:style-name="T1">apply gamification elements in programming language course</text:span> as a</text:p>
            <text:p text:style-name="P48">new architecture of Gamification application to increase the</text:p>
            <text:p text:style-name="P48">effectiveness of learning and enhance the understanding of</text:p>
            <text:p text:style-name="P48">students'.</text:p>
          </table:table-cell>
        </table:table-row>
        <table:table-row>
          <table:table-cell table:style-name="Tabla10.A2" office:value-type="string">
            <text:p text:style-name="P16">NOTAS ACERCA DEL ABSTRACT</text:p>
          </table:table-cell>
          <table:table-cell table:style-name="Tabla10.B2" office:value-type="string">
            <text:p text:style-name="P65">Explica que algunos investigadores sugieren que un enfoque agradable debe ser adoptado en el aprendizaje de temas difíciles. Los estudios muestran que la aplicación de gamificación en sitios web <text:span text:style-name="T13">se acopla a </text:span>los usuarios.</text:p>
            <text:p text:style-name="P67">Esta investigación trata de resolver el problema por medio de la aplicación de elementos de Gamificación en un curso de lenguaje de programación.</text:p>
          </table:table-cell>
        </table:table-row>
        <table:table-row>
          <table:table-cell table:style-name="Tabla10.B2" table:number-columns-spanned="2" office:value-type="string">
            <text:p text:style-name="P24">EXTRACCIÓN DE LA INFORMACIÓN</text:p>
          </table:table-cell>
          <table:covered-table-cell/>
        </table:table-row>
        <table:table-row>
          <table:table-cell table:style-name="Tabla10.A2" office:value-type="string">
            <text:p text:style-name="P39">RESUMEN DE SECCIONES</text:p>
          </table:table-cell>
          <table:table-cell table:style-name="Tabla10.B2" office:value-type="string">
            <text:p text:style-name="P67">INTRODUCCIÓN</text:p>
            <text:p text:style-name="P67"/>
            <text:p text:style-name="P67">GAMIFICACIÓN</text:p>
            <text:p text:style-name="P67"/>
            <text:p text:style-name="P67">ARQUITECTURA DE LA GAMIFICACIÓN APLICADA</text:p>
            <text:p text:style-name="P67"/>
            <text:p text:style-name="P67">EFICACIA DE LA GAMIFICACIÓN</text:p>
            <text:p text:style-name="P67"/>
            <text:p text:style-name="P67">DISCUSIÓN</text:p>
            <text:p text:style-name="P67"/>
            <text:p text:style-name="P67">CONCLUSIONES</text:p>
            <text:p text:style-name="P67"/>
            <text:p text:style-name="P67"/>
          </table:table-cell>
        </table:table-row>
        <table:table-row>
          <table:table-cell table:style-name="Tabla10.A2" office:value-type="string">
            <text:p text:style-name="P16">TÉCNICAS, <text:soft-page-break/>MÉTODOS, APLICACIONES; CREADAS</text:p>
          </table:table-cell>
          <table:table-cell table:style-name="Tabla10.B2" office:value-type="string">
            <text:p text:style-name="P66"/>
          </table:table-cell>
        </table:table-row>
        <table:table-row>
          <table:table-cell table:style-name="Tabla10.A2" office:value-type="string">
            <text:p text:style-name="P16">NOTAS ADICIONALES</text:p>
          </table:table-cell>
          <table:table-cell table:style-name="Tabla10.B2" office:value-type="string">
            <text:p text:style-name="P66"/>
          </table:table-cell>
        </table:table-row>
      </table:table>
      <text:p text:style-name="P76"/>
      <table:table table:name="Tabla11" table:style-name="Tabla11">
        <table:table-column table:style-name="Tabla11.A"/>
        <table:table-column table:style-name="Tabla11.B"/>
        <table:table-row>
          <table:table-cell table:style-name="Tabla11.A1" table:number-columns-spanned="2" office:value-type="string">
            <text:p text:style-name="P77">REGISTRO DE ARTÍCULO</text:p>
          </table:table-cell>
          <table:covered-table-cell/>
        </table:table-row>
        <table:table-row>
          <table:table-cell table:style-name="Tabla11.A2" office:value-type="string">
            <text:p text:style-name="P82">NÚMERO</text:p>
          </table:table-cell>
          <table:table-cell table:style-name="Tabla11.B2" office:value-type="string">
            <text:p text:style-name="P88">11</text:p>
          </table:table-cell>
        </table:table-row>
        <table:table-row>
          <table:table-cell table:style-name="Tabla11.A2" office:value-type="string">
            <text:p text:style-name="P83">CATEGORÍA</text:p>
          </table:table-cell>
          <table:table-cell table:style-name="Tabla11.B2" office:value-type="string">
            <text:p text:style-name="P84"/>
          </table:table-cell>
        </table:table-row>
        <table:table-row>
          <table:table-cell table:style-name="Tabla11.A2" office:value-type="string">
            <text:p text:style-name="P83">TÍTULO</text:p>
          </table:table-cell>
          <table:table-cell table:style-name="Tabla11.B2" office:value-type="string">
            <text:p text:style-name="P81">Gamifying behaviour that leads learning</text:p>
            <text:p text:style-name="P85">Gamificación comportamiento que conduce el aprendizaje</text:p>
          </table:table-cell>
        </table:table-row>
        <table:table-row>
          <table:table-cell table:style-name="Tabla11.A2" office:value-type="string">
            <text:p text:style-name="P83">AÑO PUBLICACIÓN</text:p>
          </table:table-cell>
          <table:table-cell table:style-name="Tabla11.B2" office:value-type="string">
            <text:p text:style-name="P88">2013</text:p>
          </table:table-cell>
        </table:table-row>
        <table:table-row>
          <table:table-cell table:style-name="Tabla11.A2" office:value-type="string">
            <text:p text:style-name="P83">PALABRAS CLAVE (KEYWORDS)</text:p>
          </table:table-cell>
          <table:table-cell table:style-name="Tabla11.B2" office:value-type="string">
            <text:p text:style-name="P88">Gamification, Casual Game, Education, Self Study. </text:p>
          </table:table-cell>
        </table:table-row>
        <table:table-row>
          <table:table-cell table:style-name="Tabla11.A2" office:value-type="string">
            <text:p text:style-name="P83">ABSTRACT</text:p>
          </table:table-cell>
          <table:table-cell table:style-name="Tabla11.B2" office:value-type="string">
            <text:p text:style-name="P85">Many courses require <text:span text:style-name="T1">self-study </text:span>to <text:span text:style-name="T1">succeed</text:span>. This is espe-</text:p>
            <text:p text:style-name="P85">cially true of <text:span text:style-name="T1">online courses</text:span>. However, self-study <text:span text:style-name="T1">activities</text:span>,</text:p>
            <text:p text:style-name="P85">such as reading the textbook and completing the associated</text:p>
            <text:p text:style-name="P85">workbook, are <text:span text:style-name="T1">not motivating </text:span>and <text:span text:style-name="T1">do not contribute directly</text:span></text:p>
            <text:p text:style-name="P85"><text:span text:style-name="T1">to grades</text:span>. As a result many students do not complete these</text:p>
            <text:p text:style-name="P85">activities and this may lead to a lower understanding of the</text:p>
            <text:p text:style-name="P85">material and a lower overall grade in the class. In this paper</text:p>
            <text:p text:style-name="P85">we present the prototype of a casual game, Reading Gar-</text:p>
            <text:p text:style-name="P85">den, which encourages self-study through casual gameplay.</text:p>
          </table:table-cell>
        </table:table-row>
        <table:table-row>
          <table:table-cell table:style-name="Tabla11.A2" office:value-type="string">
            <text:p text:style-name="P83">NOTAS ACERCA DEL ABSTRACT</text:p>
          </table:table-cell>
          <table:table-cell table:style-name="Tabla11.B2" office:value-type="string">
            <text:p text:style-name="P88">Explica que los cursos requieren el auto-estudio para <text:span text:style-name="T14">tener éxito.</text:span></text:p>
          </table:table-cell>
        </table:table-row>
        <table:table-row>
          <table:table-cell table:style-name="Tabla11.B2" table:number-columns-spanned="2" office:value-type="string">
            <text:p text:style-name="P80">EXTRACCIÓN DE LA INFORMACIÓN</text:p>
          </table:table-cell>
          <table:covered-table-cell/>
        </table:table-row>
        <table:table-row>
          <table:table-cell table:style-name="Tabla11.A2" office:value-type="string">
            <text:p text:style-name="P86">RESUMEN DE SECCIONES</text:p>
          </table:table-cell>
          <table:table-cell table:style-name="Tabla11.B2" office:value-type="string">
            <text:p text:style-name="P84"/>
          </table:table-cell>
        </table:table-row>
        <table:table-row>
          <table:table-cell table:style-name="Tabla11.A2" office:value-type="string">
            <text:p text:style-name="P83">TÉCNICAS, MÉTODOS, APLICACIONES; CREADAS</text:p>
          </table:table-cell>
          <table:table-cell table:style-name="Tabla11.B2" office:value-type="string">
            <text:p text:style-name="P87"/>
          </table:table-cell>
        </table:table-row>
        <table:table-row>
          <table:table-cell table:style-name="Tabla11.A2" office:value-type="string">
            <text:p text:style-name="P83">NOTAS ADICIONALES</text:p>
          </table:table-cell>
          <table:table-cell table:style-name="Tabla11.B2" office:value-type="string">
            <text:p text:style-name="P87"/>
          </table:table-cell>
        </table:table-row>
      </table:table>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3T13:09:06.714500842</meta:creation-date>
    <dc:date>2015-12-04T21:33:41.564018779</dc:date>
    <meta:editing-duration>PT5H35M41S</meta:editing-duration>
    <meta:editing-cycles>8</meta:editing-cycles>
    <meta:generator>LibreOffice/5.0.2.2$Linux_X86_64 LibreOffice_project/00m0$Build-2</meta:generator>
    <meta:document-statistic meta:table-count="11" meta:image-count="0" meta:object-count="0" meta:page-count="20" meta:paragraph-count="461" meta:word-count="3169" meta:character-count="21885" meta:non-whitespace-character-count="19024"/>
  </office:meta>
</office:document-meta>
</file>